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447cm"/>
    </style:style>
    <style:style style:name="co2" style:family="table-column">
      <style:table-column-properties fo:break-before="auto" style:column-width="11.663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="0.74pt solid #000000"/>
      <style:text-properties fo:color="#ff0000"/>
    </style:style>
    <style:style style:name="ce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6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order="0.74pt solid #000000"/>
      <style:text-properties fo:color="#ff0000"/>
    </style:style>
    <style:style style:name="ce41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fo:color="#06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55"/>
        <table:table-column table:style-name="co5" table:number-columns-repeated="16377" table:default-cell-style-name="ce7"/>
        <table:table-row table:style-name="ro1">
          <table:table-cell table:style-name="ce37" office:value-type="string" calcext:value-type="string">
            <text:p>Mat. SIAPE</text:p>
          </table:table-cell>
          <table:table-cell table:style-name="ce37" office:value-type="string" calcext:value-type="string">
            <text:p>NOME</text:p>
          </table:table-cell>
          <table:table-cell table:style-name="ce47" office:value-type="string" calcext:value-type="string">
            <text:p>DIA</text:p>
          </table:table-cell>
          <table:table-cell table:style-name="ce50" office:value-type="string" calcext:value-type="string">
            <text:p>MÊS</text:p>
          </table:table-cell>
          <table:table-cell table:number-columns-repeated="16380"/>
        </table:table-row>
        <table:table-row table:style-name="ro1">
          <table:table-cell table:style-name="ce38" office:value-type="float" office:value="1802032" calcext:value-type="float">
            <text:p>1802032</text:p>
          </table:table-cell>
          <table:table-cell table:style-name="ce43" office:value-type="string" calcext:value-type="string">
            <text:p>SHEILA DE OLIVEIRA GUENKA</text:p>
          </table:table-cell>
          <table:table-cell table:style-name="ce48" office:value-type="float" office:value="28" calcext:value-type="float">
            <text:p>28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8" office:value-type="float" office:value="2142506" calcext:value-type="float">
            <text:p>2142506</text:p>
          </table:table-cell>
          <table:table-cell table:style-name="ce43" office:value-type="string" calcext:value-type="string">
            <text:p>MARIO MURACKAMI JUNIOR</text:p>
          </table:table-cell>
          <table:table-cell table:style-name="ce43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8" office:value-type="float" office:value="1802937" calcext:value-type="float">
            <text:p>1802937</text:p>
          </table:table-cell>
          <table:table-cell table:style-name="ce43" office:value-type="string" calcext:value-type="string">
            <text:p>ALINE RAFAELA PEREIRA CRUZ</text:p>
          </table:table-cell>
          <table:table-cell table:style-name="ce43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8" office:value-type="float" office:value="1806216" calcext:value-type="float">
            <text:p>1806216</text:p>
          </table:table-cell>
          <table:table-cell table:style-name="ce43" office:value-type="string" calcext:value-type="string">
            <text:p>DILMARA CASARIL SEPULVEDA</text:p>
          </table:table-cell>
          <table:table-cell table:style-name="ce43" office:value-type="float" office:value="15" calcext:value-type="float">
            <text:p>15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237" calcext:value-type="float">
            <text:p>1809237</text:p>
          </table:table-cell>
          <table:table-cell table:style-name="ce43" office:value-type="string" calcext:value-type="string">
            <text:p>PATRÍCIA ANDREA TORES GARCIA BASSI</text:p>
          </table:table-cell>
          <table:table-cell table:style-name="ce43" office:value-type="float" office:value="26" calcext:value-type="float">
            <text:p>26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8" office:value-type="float" office:value="1682194" calcext:value-type="float">
            <text:p>1682194</text:p>
          </table:table-cell>
          <table:table-cell table:style-name="ce43" office:value-type="string" calcext:value-type="string">
            <text:p>WESLEY PEREIRA DA SILVA GODINHO</text:p>
          </table:table-cell>
          <table:table-cell table:style-name="ce43" office:value-type="float" office:value="18" calcext:value-type="float">
            <text:p>18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8" office:value-type="float" office:value="2152250" calcext:value-type="float">
            <text:p>2152250</text:p>
          </table:table-cell>
          <table:table-cell table:style-name="ce43" office:value-type="string" calcext:value-type="string">
            <text:p>ATHOS BERSANJE PEREIRA MOREIRA</text:p>
          </table:table-cell>
          <table:table-cell table:style-name="ce43" office:value-type="float" office:value="22" calcext:value-type="float">
            <text:p>22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673399" calcext:value-type="float">
            <text:p>2673399</text:p>
          </table:table-cell>
          <table:table-cell table:style-name="ce43" office:value-type="string" calcext:value-type="string">
            <text:p>ROSE MARY MONTIEL SCHERER</text:p>
          </table:table-cell>
          <table:table-cell table:style-name="ce43" office:value-type="float" office:value="9" calcext:value-type="float">
            <text:p>9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566975" calcext:value-type="float">
            <text:p>1566975</text:p>
          </table:table-cell>
          <table:table-cell table:style-name="ce43" office:value-type="string" calcext:value-type="string">
            <text:p>MARCOS HENRIQUE PEREIRA WONDRACEK</text:p>
          </table:table-cell>
          <table:table-cell table:style-name="ce43" office:value-type="float" office:value="15" calcext:value-type="float">
            <text:p>15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9" office:value-type="float" office:value="3941621" calcext:value-type="float">
            <text:p>3941621</text:p>
          </table:table-cell>
          <table:table-cell table:style-name="ce39" office:value-type="string" calcext:value-type="string">
            <text:p>ROBSON BENEDITO FARIAS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506" calcext:value-type="float">
            <text:p>1824506</text:p>
          </table:table-cell>
          <table:table-cell table:style-name="ce39" office:value-type="string" calcext:value-type="string">
            <text:p>ALBERTO AGUDO DE ALMEID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489" calcext:value-type="float">
            <text:p>1824489</text:p>
          </table:table-cell>
          <table:table-cell table:style-name="ce39" office:value-type="string" calcext:value-type="string">
            <text:p>ALESSANDRA APARECIDA EMBERCICS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600" calcext:value-type="float">
            <text:p>1824600</text:p>
          </table:table-cell>
          <table:table-cell table:style-name="ce39" office:value-type="string" calcext:value-type="string">
            <text:p>ANA PAULA IRALA ROCH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6258" calcext:value-type="float">
            <text:p>1826258</text:p>
          </table:table-cell>
          <table:table-cell table:style-name="ce39" office:value-type="string" calcext:value-type="string">
            <text:p>ANGELA IZABEL CHAVES GUIMARAES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7318" calcext:value-type="float">
            <text:p>1827318</text:p>
          </table:table-cell>
          <table:table-cell table:style-name="ce39" office:value-type="string" calcext:value-type="string">
            <text:p>CARLA BECKER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311" calcext:value-type="float">
            <text:p>1824311</text:p>
          </table:table-cell>
          <table:table-cell table:style-name="ce39" office:value-type="string" calcext:value-type="string">
            <text:p>CRISTINA YAMAKAWA HIGASHI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765" calcext:value-type="float">
            <text:p>1824765</text:p>
          </table:table-cell>
          <table:table-cell table:style-name="ce39" office:value-type="string" calcext:value-type="string">
            <text:p>EDSON SANTANA BEZERR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49" calcext:value-type="float">
            <text:p>1824249</text:p>
          </table:table-cell>
          <table:table-cell table:style-name="ce39" office:value-type="string" calcext:value-type="string">
            <text:p>FLAVIO MELGAREJO MARTINS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71" calcext:value-type="float">
            <text:p>1824271</text:p>
          </table:table-cell>
          <table:table-cell table:style-name="ce39" office:value-type="string" calcext:value-type="string">
            <text:p>IAN SIBIN ARAUJO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32" calcext:value-type="float">
            <text:p>1824232</text:p>
          </table:table-cell>
          <table:table-cell table:style-name="ce39" office:value-type="string" calcext:value-type="string">
            <text:p>JOANA PAULA NATAL ARAUJO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541458" calcext:value-type="float">
            <text:p>2541458</text:p>
          </table:table-cell>
          <table:table-cell table:style-name="ce39" office:value-type="string" calcext:value-type="string">
            <text:p>JOSE CARLOS YONEO TANAK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777" calcext:value-type="float">
            <text:p>1824777</text:p>
          </table:table-cell>
          <table:table-cell table:style-name="ce39" office:value-type="string" calcext:value-type="string">
            <text:p>JUSSARA CRISTINA PARRE ASTOLFI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20" calcext:value-type="float">
            <text:p>1824220</text:p>
          </table:table-cell>
          <table:table-cell table:style-name="ce39" office:value-type="string" calcext:value-type="string">
            <text:p>LEANDRO RIBEIRO DA SILV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766" calcext:value-type="float">
            <text:p>1824766</text:p>
          </table:table-cell>
          <table:table-cell table:style-name="ce39" office:value-type="string" calcext:value-type="string">
            <text:p>LUCIMARA DE ARAUJO RAMOS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28" calcext:value-type="float">
            <text:p>1824228</text:p>
          </table:table-cell>
          <table:table-cell table:style-name="ce39" office:value-type="string" calcext:value-type="string">
            <text:p>MARIA APARECIDA BARBOSA MOREIR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09" calcext:value-type="float">
            <text:p>1824209</text:p>
          </table:table-cell>
          <table:table-cell table:style-name="ce39" office:value-type="string" calcext:value-type="string">
            <text:p>MARINO BENTO TATAR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513" calcext:value-type="float">
            <text:p>1824513</text:p>
          </table:table-cell>
          <table:table-cell table:style-name="ce39" office:value-type="string" calcext:value-type="string">
            <text:p>NELMA GAMBARRA DE SOUZ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00" calcext:value-type="float">
            <text:p>1824200</text:p>
          </table:table-cell>
          <table:table-cell table:style-name="ce39" office:value-type="string" calcext:value-type="string">
            <text:p>RONIVON DOS SANTOS SAMPAIO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98" calcext:value-type="float">
            <text:p>1824298</text:p>
          </table:table-cell>
          <table:table-cell table:style-name="ce39" office:value-type="string" calcext:value-type="string">
            <text:p>SILVETE DO ROCIO SILV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318570" calcext:value-type="float">
            <text:p>1318570</text:p>
          </table:table-cell>
          <table:table-cell table:style-name="ce39" office:value-type="string" calcext:value-type="string">
            <text:p>SIMONE RODIGHERI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81" calcext:value-type="float">
            <text:p>1824281</text:p>
          </table:table-cell>
          <table:table-cell table:style-name="ce39" office:value-type="string" calcext:value-type="string">
            <text:p>SONIA GIMENES MARRA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319" calcext:value-type="float">
            <text:p>1824319</text:p>
          </table:table-cell>
          <table:table-cell table:style-name="ce39" office:value-type="string" calcext:value-type="string">
            <text:p>VERA LUCIA DIAS SOTT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284" calcext:value-type="float">
            <text:p>1824284</text:p>
          </table:table-cell>
          <table:table-cell table:style-name="ce39" office:value-type="string" calcext:value-type="string">
            <text:p>WESLEY ROBERTO RICARDINO</text:p>
          </table:table-cell>
          <table:table-cell table:style-name="ce39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617" calcext:value-type="float">
            <text:p>1824617</text:p>
          </table:table-cell>
          <table:table-cell table:style-name="ce39" office:value-type="string" calcext:value-type="string">
            <text:p>CINTHIA APARECIDA CHAVES NASCIMENTO DE LIMA</text:p>
          </table:table-cell>
          <table:table-cell table:style-name="ce39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708" calcext:value-type="float">
            <text:p>1824708</text:p>
          </table:table-cell>
          <table:table-cell table:style-name="ce39" office:value-type="string" calcext:value-type="string">
            <text:p>CLEBERSON DOS SANTOS PAIAO</text:p>
          </table:table-cell>
          <table:table-cell table:style-name="ce39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025" calcext:value-type="float">
            <text:p>1824025</text:p>
          </table:table-cell>
          <table:table-cell table:style-name="ce39" office:value-type="string" calcext:value-type="string">
            <text:p>DENISE FABIANA TAKARADA</text:p>
          </table:table-cell>
          <table:table-cell table:style-name="ce39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5293" calcext:value-type="float">
            <text:p>1825293</text:p>
          </table:table-cell>
          <table:table-cell table:style-name="ce39" office:value-type="string" calcext:value-type="string">
            <text:p>PATRICIA RODRIGUES DOS SANTOS</text:p>
          </table:table-cell>
          <table:table-cell table:style-name="ce39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802337" calcext:value-type="float">
            <text:p>2802337</text:p>
          </table:table-cell>
          <table:table-cell table:style-name="ce39" office:value-type="string" calcext:value-type="string">
            <text:p>WILLIAN MARTINS SILVA</text:p>
          </table:table-cell>
          <table:table-cell table:style-name="ce39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905506" calcext:value-type="float">
            <text:p>1905506</text:p>
          </table:table-cell>
          <table:table-cell table:style-name="ce39" office:value-type="string" calcext:value-type="string">
            <text:p>ANGELICA LEONEL SOCORRO DE QUEIROZ MARIANO</text:p>
          </table:table-cell>
          <table:table-cell table:style-name="ce39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697114" calcext:value-type="float">
            <text:p>1697114</text:p>
          </table:table-cell>
          <table:table-cell table:style-name="ce39" office:value-type="string" calcext:value-type="string">
            <text:p>RAQUEL CORREIA DE OLIVEIRA</text:p>
          </table:table-cell>
          <table:table-cell table:style-name="ce39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3796" calcext:value-type="float">
            <text:p>1823796</text:p>
          </table:table-cell>
          <table:table-cell table:style-name="ce39" office:value-type="string" calcext:value-type="string">
            <text:p>SONIA DE OLIVEIRA SILVA SANCHES</text:p>
          </table:table-cell>
          <table:table-cell table:style-name="ce39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5007" calcext:value-type="float">
            <text:p>1825007</text:p>
          </table:table-cell>
          <table:table-cell table:style-name="ce39" office:value-type="string" calcext:value-type="string">
            <text:p>ANA PAULA DE LIMA TREIN</text:p>
          </table:table-cell>
          <table:table-cell table:style-name="ce39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666396" calcext:value-type="float">
            <text:p>2666396</text:p>
          </table:table-cell>
          <table:table-cell table:style-name="ce39" office:value-type="string" calcext:value-type="string">
            <text:p>EMERSON PEREIRA DA SILVA</text:p>
          </table:table-cell>
          <table:table-cell table:style-name="ce39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732" calcext:value-type="float">
            <text:p>1824732</text:p>
          </table:table-cell>
          <table:table-cell table:style-name="ce39" office:value-type="string" calcext:value-type="string">
            <text:p>LIVIA DE CASTRO SIMIONI</text:p>
          </table:table-cell>
          <table:table-cell table:style-name="ce39" office:value-type="float" office:value="10" calcext:value-type="float">
            <text:p>10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4664" calcext:value-type="float">
            <text:p>1824664</text:p>
          </table:table-cell>
          <table:table-cell table:style-name="ce39" office:value-type="string" calcext:value-type="string">
            <text:p>PAULO ALVES SILVA</text:p>
          </table:table-cell>
          <table:table-cell table:style-name="ce39" office:value-type="float" office:value="10" calcext:value-type="float">
            <text:p>10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225803" calcext:value-type="float">
            <text:p>2225803</text:p>
          </table:table-cell>
          <table:table-cell table:style-name="ce39" office:value-type="string" calcext:value-type="string">
            <text:p>CYNARA ALMEIDA AMARAL PIRUK</text:p>
          </table:table-cell>
          <table:table-cell table:style-name="ce39" office:value-type="float" office:value="11" calcext:value-type="float">
            <text:p>1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5582" calcext:value-type="float">
            <text:p>1825582</text:p>
          </table:table-cell>
          <table:table-cell table:style-name="ce39" office:value-type="string" calcext:value-type="string">
            <text:p>KATIA CRISTINA SILVA MINELI</text:p>
          </table:table-cell>
          <table:table-cell table:style-name="ce39" office:value-type="float" office:value="11" calcext:value-type="float">
            <text:p>1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697524" calcext:value-type="float">
            <text:p>1697524</text:p>
          </table:table-cell>
          <table:table-cell table:style-name="ce39" office:value-type="string" calcext:value-type="string">
            <text:p>MARISE MASSEN FRAINER</text:p>
          </table:table-cell>
          <table:table-cell table:style-name="ce39" office:value-type="float" office:value="11" calcext:value-type="float">
            <text:p>1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5137" calcext:value-type="float">
            <text:p>1825137</text:p>
          </table:table-cell>
          <table:table-cell table:style-name="ce39" office:value-type="string" calcext:value-type="string">
            <text:p>WAGNER KAZUYOSHI SHIMADA</text:p>
          </table:table-cell>
          <table:table-cell table:style-name="ce39" office:value-type="float" office:value="11" calcext:value-type="float">
            <text:p>1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5674" calcext:value-type="float">
            <text:p>1825674</text:p>
          </table:table-cell>
          <table:table-cell table:style-name="ce39" office:value-type="string" calcext:value-type="string">
            <text:p>ENOQUE PEREIRA DE OLIVEIRA NETO</text:p>
          </table:table-cell>
          <table:table-cell table:style-name="ce39" office:value-type="float" office:value="12" calcext:value-type="float">
            <text:p>12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5651" calcext:value-type="float">
            <text:p>1825651</text:p>
          </table:table-cell>
          <table:table-cell table:style-name="ce39" office:value-type="string" calcext:value-type="string">
            <text:p>VAGNER ALMEIDA DOS SANTOS</text:p>
          </table:table-cell>
          <table:table-cell table:style-name="ce39" office:value-type="float" office:value="12" calcext:value-type="float">
            <text:p>12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5642" calcext:value-type="float">
            <text:p>1825642</text:p>
          </table:table-cell>
          <table:table-cell table:style-name="ce39" office:value-type="string" calcext:value-type="string">
            <text:p>LUCIANE BATISTA GOMES</text:p>
          </table:table-cell>
          <table:table-cell table:style-name="ce39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896669" calcext:value-type="float">
            <text:p>2896669</text:p>
          </table:table-cell>
          <table:table-cell table:style-name="ce39" office:value-type="string" calcext:value-type="string">
            <text:p>MARCOS PABLO RIBEIRO AZAMBUJA</text:p>
          </table:table-cell>
          <table:table-cell table:style-name="ce39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779674" calcext:value-type="float">
            <text:p>1779674</text:p>
          </table:table-cell>
          <table:table-cell table:style-name="ce39" office:value-type="string" calcext:value-type="string">
            <text:p>CAMILA FARAH BORGES DA SILVA</text:p>
          </table:table-cell>
          <table:table-cell table:style-name="ce39" office:value-type="float" office:value="16" calcext:value-type="float">
            <text:p>1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6709" calcext:value-type="float">
            <text:p>1826709</text:p>
          </table:table-cell>
          <table:table-cell table:style-name="ce39" office:value-type="string" calcext:value-type="string">
            <text:p>JAKELINE CAVALCANTE BARBOSA FLORES</text:p>
          </table:table-cell>
          <table:table-cell table:style-name="ce39" office:value-type="float" office:value="19" calcext:value-type="float">
            <text:p>19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6924" calcext:value-type="float">
            <text:p>1826924</text:p>
          </table:table-cell>
          <table:table-cell table:style-name="ce39" office:value-type="string" calcext:value-type="string">
            <text:p>MARIA CAROLINA ANDOLPHO BONINI</text:p>
          </table:table-cell>
          <table:table-cell table:style-name="ce39" office:value-type="float" office:value="19" calcext:value-type="float">
            <text:p>19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956957" calcext:value-type="float">
            <text:p>2956957</text:p>
          </table:table-cell>
          <table:table-cell table:style-name="ce39" office:value-type="string" calcext:value-type="string">
            <text:p>NELSON TSUJI JUNIOR</text:p>
          </table:table-cell>
          <table:table-cell table:style-name="ce39" office:value-type="float" office:value="21" calcext:value-type="float">
            <text:p>2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944972" calcext:value-type="float">
            <text:p>1944972</text:p>
          </table:table-cell>
          <table:table-cell table:style-name="ce39" office:value-type="string" calcext:value-type="string">
            <text:p>ANDRÉ LUIZ DE PAULA</text:p>
          </table:table-cell>
          <table:table-cell table:style-name="ce39" office:value-type="float" office:value="22" calcext:value-type="float">
            <text:p>22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547" calcext:value-type="float">
            <text:p>1807547</text:p>
          </table:table-cell>
          <table:table-cell table:style-name="ce39" office:value-type="string" calcext:value-type="string">
            <text:p>ALEXANDRE RODRIGUES MENDONÇA</text:p>
          </table:table-cell>
          <table:table-cell table:style-name="ce39" office:value-type="float" office:value="24" calcext:value-type="float">
            <text:p>24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06164" calcext:value-type="float">
            <text:p>1806164</text:p>
          </table:table-cell>
          <table:table-cell table:style-name="ce39" office:value-type="string" calcext:value-type="string">
            <text:p>ROSA MARIA DE SOUZA</text:p>
          </table:table-cell>
          <table:table-cell table:style-name="ce39" office:value-type="float" office:value="24" calcext:value-type="float">
            <text:p>24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3316692" calcext:value-type="float">
            <text:p>3316692</text:p>
          </table:table-cell>
          <table:table-cell table:style-name="ce39" office:value-type="string" calcext:value-type="string">
            <text:p>ANA BARBOSA DE SOUZA</text:p>
          </table:table-cell>
          <table:table-cell table:style-name="ce39" office:value-type="float" office:value="25" calcext:value-type="float">
            <text:p>2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228182" calcext:value-type="float">
            <text:p>2228182</text:p>
          </table:table-cell>
          <table:table-cell table:style-name="ce39" office:value-type="string" calcext:value-type="string">
            <text:p>BRUNO EGUES DE ARRUDA</text:p>
          </table:table-cell>
          <table:table-cell table:style-name="ce39" office:value-type="float" office:value="25" calcext:value-type="float">
            <text:p>2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3316570" calcext:value-type="float">
            <text:p>3316570</text:p>
          </table:table-cell>
          <table:table-cell table:style-name="ce39" office:value-type="string" calcext:value-type="string">
            <text:p>SIRLEI DE ANDRADE MACIEL </text:p>
          </table:table-cell>
          <table:table-cell table:style-name="ce39" office:value-type="float" office:value="25" calcext:value-type="float">
            <text:p>2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978399" calcext:value-type="float">
            <text:p>1978399</text:p>
          </table:table-cell>
          <table:table-cell table:style-name="ce39" office:value-type="string" calcext:value-type="string">
            <text:p>WILLIAM MITSUAKI COMYAMA WATANABE</text:p>
          </table:table-cell>
          <table:table-cell table:style-name="ce39" office:value-type="float" office:value="25" calcext:value-type="float">
            <text:p>2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7567" calcext:value-type="float">
            <text:p>1827567</text:p>
          </table:table-cell>
          <table:table-cell table:style-name="ce39" office:value-type="string" calcext:value-type="string">
            <text:p>ANTONIO GALAN JUNIOR</text:p>
          </table:table-cell>
          <table:table-cell table:style-name="ce39" office:value-type="float" office:value="26" calcext:value-type="float">
            <text:p>2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700899" calcext:value-type="float">
            <text:p>1700899</text:p>
          </table:table-cell>
          <table:table-cell table:style-name="ce39" office:value-type="string" calcext:value-type="string">
            <text:p>FÁBIO JORGE SOUTO DE CARVALHO</text:p>
          </table:table-cell>
          <table:table-cell table:style-name="ce39" office:value-type="float" office:value="26" calcext:value-type="float">
            <text:p>2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568864" calcext:value-type="float">
            <text:p>2568864</text:p>
          </table:table-cell>
          <table:table-cell table:style-name="ce39" office:value-type="string" calcext:value-type="string">
            <text:p>GIVALDO RAMOS DA SILVA FILHO</text:p>
          </table:table-cell>
          <table:table-cell table:style-name="ce39" office:value-type="float" office:value="26" calcext:value-type="float">
            <text:p>2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3155342" calcext:value-type="float">
            <text:p>3155342</text:p>
          </table:table-cell>
          <table:table-cell table:style-name="ce39" office:value-type="string" calcext:value-type="string">
            <text:p>LUIZ FERNANDO BARBOZA BELISARIO</text:p>
          </table:table-cell>
          <table:table-cell table:style-name="ce39" office:value-type="float" office:value="26" calcext:value-type="float">
            <text:p>2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2228063" calcext:value-type="float">
            <text:p>2228063</text:p>
          </table:table-cell>
          <table:table-cell table:style-name="ce39" office:value-type="string" calcext:value-type="string">
            <text:p>MARCELO KOTI NISHI</text:p>
          </table:table-cell>
          <table:table-cell table:style-name="ce39" office:value-type="float" office:value="26" calcext:value-type="float">
            <text:p>2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3316583" calcext:value-type="float">
            <text:p>3316583</text:p>
          </table:table-cell>
          <table:table-cell table:style-name="ce39" office:value-type="string" calcext:value-type="string">
            <text:p>CARLA FREITAS DONHO BENEDETTE ALVES </text:p>
          </table:table-cell>
          <table:table-cell table:style-name="ce39" office:value-type="float" office:value="28" calcext:value-type="float">
            <text:p>28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3316718" calcext:value-type="float">
            <text:p>3316718</text:p>
          </table:table-cell>
          <table:table-cell table:style-name="ce39" office:value-type="string" calcext:value-type="string">
            <text:p>MIRAHY RIBEIRO BRANCO FONSECA</text:p>
          </table:table-cell>
          <table:table-cell table:style-name="ce39" office:value-type="float" office:value="28" calcext:value-type="float">
            <text:p>28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3317041" calcext:value-type="float">
            <text:p>3317041</text:p>
          </table:table-cell>
          <table:table-cell table:style-name="ce39" office:value-type="string" calcext:value-type="string">
            <text:p>BRUNO ARAUJO ZANON</text:p>
          </table:table-cell>
          <table:table-cell table:style-name="ce39" office:value-type="float" office:value="29" calcext:value-type="float">
            <text:p>29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9" office:value-type="float" office:value="1826916" calcext:value-type="float">
            <text:p>1826916</text:p>
          </table:table-cell>
          <table:table-cell table:style-name="ce39" office:value-type="string" calcext:value-type="string">
            <text:p>PAULO HENRIQUE FIGUEIREDO</text:p>
          </table:table-cell>
          <table:table-cell table:style-name="ce39" office:value-type="float" office:value="29" calcext:value-type="float">
            <text:p>29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01" calcext:value-type="float">
            <text:p>1819501</text:p>
          </table:table-cell>
          <table:table-cell table:style-name="ce43" office:value-type="string" calcext:value-type="string">
            <text:p>ADAIR JOSE DA SILVA</text:p>
          </table:table-cell>
          <table:table-cell table:style-name="ce48" office:value-type="float" office:value="10" calcext:value-type="float">
            <text:p>10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777" calcext:value-type="float">
            <text:p>1819777</text:p>
          </table:table-cell>
          <table:table-cell table:style-name="ce43" office:value-type="string" calcext:value-type="string">
            <text:p>ADALBERTO VITAL DOS SANTOS JUNIOR</text:p>
          </table:table-cell>
          <table:table-cell table:style-name="ce43" office:value-type="float" office:value="15" calcext:value-type="float">
            <text:p>15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313229" calcext:value-type="float">
            <text:p>3313229</text:p>
          </table:table-cell>
          <table:table-cell table:style-name="ce43" office:value-type="string" calcext:value-type="string">
            <text:p>ADALTO VIEIRA FERREIRA JUNIOR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0" office:value-type="string" calcext:value-type="string">
            <text:p>3819802</text:p>
          </table:table-cell>
          <table:table-cell table:style-name="ce43" office:value-type="string" calcext:value-type="string">
            <text:p>ADRIANA DE ALMEIDA CRISTALDO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800315" calcext:value-type="float">
            <text:p>2800315</text:p>
          </table:table-cell>
          <table:table-cell table:style-name="ce43" office:value-type="string" calcext:value-type="string">
            <text:p>ANGELA HESS GUMIEIRO</text:p>
          </table:table-cell>
          <table:table-cell table:style-name="ce43" office:value-type="float" office:value="23" calcext:value-type="float">
            <text:p>23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212960" calcext:value-type="float">
            <text:p>1212960</text:p>
          </table:table-cell>
          <table:table-cell table:style-name="ce43" office:value-type="string" calcext:value-type="string">
            <text:p>ARIANE MORALES MORETI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4389" calcext:value-type="float">
            <text:p>2064389</text:p>
          </table:table-cell>
          <table:table-cell table:style-name="ce43" office:value-type="string" calcext:value-type="string">
            <text:p>CAROLINE REIS SANEMATSU</text:p>
          </table:table-cell>
          <table:table-cell table:style-name="ce4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313283" calcext:value-type="float">
            <text:p>3313283</text:p>
          </table:table-cell>
          <table:table-cell table:style-name="ce43" office:value-type="string" calcext:value-type="string">
            <text:p>CEZAR EDUARDO SOARES CORDEIRO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1066" calcext:value-type="float">
            <text:p>2061066</text:p>
          </table:table-cell>
          <table:table-cell table:style-name="ce43" office:value-type="string" calcext:value-type="string">
            <text:p>CIBELE ANDRADE NOGUEIRA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114497" calcext:value-type="float">
            <text:p>1114497</text:p>
          </table:table-cell>
          <table:table-cell table:style-name="ce43" office:value-type="string" calcext:value-type="string">
            <text:p>CIBELE LIMA AREVALO MATOS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8578" calcext:value-type="float">
            <text:p>1818578</text:p>
          </table:table-cell>
          <table:table-cell table:style-name="ce43" office:value-type="string" calcext:value-type="string">
            <text:p>CICERA VERGINIA DOS SANTOS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0169" calcext:value-type="float">
            <text:p>1820169</text:p>
          </table:table-cell>
          <table:table-cell table:style-name="ce43" office:value-type="string" calcext:value-type="string">
            <text:p>CLEBER APARECIDO LUCIO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0143" calcext:value-type="float">
            <text:p>1820143</text:p>
          </table:table-cell>
          <table:table-cell table:style-name="ce43" office:value-type="string" calcext:value-type="string">
            <text:p>CRICIA POIARES VIEIRA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543795" calcext:value-type="float">
            <text:p>2543795</text:p>
          </table:table-cell>
          <table:table-cell table:style-name="ce43" office:value-type="string" calcext:value-type="string">
            <text:p>CRISTINA HINAKO YAMASHITA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7058" calcext:value-type="float">
            <text:p>2067058</text:p>
          </table:table-cell>
          <table:table-cell table:style-name="ce43" office:value-type="string" calcext:value-type="string">
            <text:p>DANIELA TORRES CANTADORI</text:p>
          </table:table-cell>
          <table:table-cell table:style-name="ce43" office:value-type="float" office:value="29" calcext:value-type="float">
            <text:p>29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4299" calcext:value-type="float">
            <text:p>2064299</text:p>
          </table:table-cell>
          <table:table-cell table:style-name="ce43" office:value-type="string" calcext:value-type="string">
            <text:p>DANIELY GUSKUMA FRANCO</text:p>
          </table:table-cell>
          <table:table-cell table:style-name="ce4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1041" calcext:value-type="float">
            <text:p>2061041</text:p>
          </table:table-cell>
          <table:table-cell table:style-name="ce43" office:value-type="string" calcext:value-type="string">
            <text:p>DAVID CORREIA DA SILVA</text:p>
          </table:table-cell>
          <table:table-cell table:style-name="ce4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234720" calcext:value-type="float">
            <text:p>3234720</text:p>
          </table:table-cell>
          <table:table-cell table:style-name="ce43" office:value-type="string" calcext:value-type="string">
            <text:p>DIEGO ROCHA RODRIGUES</text:p>
          </table:table-cell>
          <table:table-cell table:style-name="ce43" office:value-type="float" office:value="20" calcext:value-type="float">
            <text:p>20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5490" calcext:value-type="float">
            <text:p>2065490</text:p>
          </table:table-cell>
          <table:table-cell table:style-name="ce43" office:value-type="string" calcext:value-type="string">
            <text:p>EDEVALDO JUNIOR ALVES MOREIRA</text:p>
          </table:table-cell>
          <table:table-cell table:style-name="ce43" office:value-type="float" office:value="25" calcext:value-type="float">
            <text:p>25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0030" calcext:value-type="float">
            <text:p>1820030</text:p>
          </table:table-cell>
          <table:table-cell table:style-name="ce43" office:value-type="string" calcext:value-type="string">
            <text:p>EDILMA BATISTA RODRIGUES RIBEIRO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70" calcext:value-type="float">
            <text:p>1819570</text:p>
          </table:table-cell>
          <table:table-cell table:style-name="ce43" office:value-type="string" calcext:value-type="string">
            <text:p>EDNA MANARI DOS SANTOS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1943" calcext:value-type="float">
            <text:p>1821943</text:p>
          </table:table-cell>
          <table:table-cell table:style-name="ce43" office:value-type="string" calcext:value-type="string">
            <text:p>EDSON JOSELINO FRETE</text:p>
          </table:table-cell>
          <table:table-cell table:style-name="ce4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1954" calcext:value-type="float">
            <text:p>1821954</text:p>
          </table:table-cell>
          <table:table-cell table:style-name="ce43" office:value-type="string" calcext:value-type="string">
            <text:p>ELI CARLOS COSTA DOS SANTOS</text:p>
          </table:table-cell>
          <table:table-cell table:style-name="ce4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3058" calcext:value-type="float">
            <text:p>2063058</text:p>
          </table:table-cell>
          <table:table-cell table:style-name="ce43" office:value-type="string" calcext:value-type="string">
            <text:p>ETIENE PAULA DA SILVA DINIZ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7306" calcext:value-type="float">
            <text:p>2067306</text:p>
          </table:table-cell>
          <table:table-cell table:style-name="ce43" office:value-type="string" calcext:value-type="string">
            <text:p>EVANDO PINHEIRO PIMENTEL</text:p>
          </table:table-cell>
          <table:table-cell table:style-name="ce43" office:value-type="float" office:value="30" calcext:value-type="float">
            <text:p>30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313407" calcext:value-type="float">
            <text:p>3313407</text:p>
          </table:table-cell>
          <table:table-cell table:style-name="ce43" office:value-type="string" calcext:value-type="string">
            <text:p>FELIPE MEDEIROS DA SILVA MACEDO</text:p>
          </table:table-cell>
          <table:table-cell table:style-name="ce43" office:value-type="float" office:value="30" calcext:value-type="float">
            <text:p>30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091520" calcext:value-type="float">
            <text:p>1091520</text:p>
          </table:table-cell>
          <table:table-cell table:style-name="ce43" office:value-type="string" calcext:value-type="string">
            <text:p>FERNANDO ANDRADE CAIRES</text:p>
          </table:table-cell>
          <table:table-cell table:style-name="ce4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0881" calcext:value-type="float">
            <text:p>2060881</text:p>
          </table:table-cell>
          <table:table-cell table:style-name="ce43" office:value-type="string" calcext:value-type="string">
            <text:p>FERNANDO HENRIQUE DE OLIVEIRA PISANO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915011" calcext:value-type="float">
            <text:p>1915011</text:p>
          </table:table-cell>
          <table:table-cell table:style-name="ce43" office:value-type="string" calcext:value-type="string">
            <text:p>FERNANDO LARA ROCHA DE ALMEIDA</text:p>
          </table:table-cell>
          <table:table-cell table:style-name="ce4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821400" calcext:value-type="float">
            <text:p>3821400</text:p>
          </table:table-cell>
          <table:table-cell table:style-name="ce43" office:value-type="string" calcext:value-type="string">
            <text:p>HELCIO DE BRITO LIMA</text:p>
          </table:table-cell>
          <table:table-cell table:style-name="ce43" office:value-type="float" office:value="24" calcext:value-type="float">
            <text:p>2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760357" calcext:value-type="float">
            <text:p>1760357</text:p>
          </table:table-cell>
          <table:table-cell table:style-name="ce43" office:value-type="string" calcext:value-type="string">
            <text:p>HELOIZA SCHEID SPIER</text:p>
          </table:table-cell>
          <table:table-cell table:style-name="ce43" office:value-type="float" office:value="28" calcext:value-type="float">
            <text:p>2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453" calcext:value-type="float">
            <text:p>1819453</text:p>
          </table:table-cell>
          <table:table-cell table:style-name="ce43" office:value-type="string" calcext:value-type="string">
            <text:p>IEDA ROMERO ALVES DA SILVA ASSIS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935" calcext:value-type="float">
            <text:p>1816935</text:p>
          </table:table-cell>
          <table:table-cell table:style-name="ce43" office:value-type="string" calcext:value-type="string">
            <text:p>ILMA VERA DA COSTA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070292" calcext:value-type="float">
            <text:p>1070292</text:p>
          </table:table-cell>
          <table:table-cell table:style-name="ce43" office:value-type="string" calcext:value-type="string">
            <text:p>ISAIAS TORRES DE OLIVEIRA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1" office:value-type="float" office:value="1816913" calcext:value-type="float">
            <text:p>1816913</text:p>
          </table:table-cell>
          <table:table-cell table:style-name="ce43" office:value-type="string" calcext:value-type="string">
            <text:p>JAQUELINE CARDOSO DA SILVA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450" calcext:value-type="float">
            <text:p>1819450</text:p>
          </table:table-cell>
          <table:table-cell table:style-name="ce43" office:value-type="string" calcext:value-type="string">
            <text:p>JEAN CARLOS BARROS DE ARAUJO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37" calcext:value-type="float">
            <text:p>1819537</text:p>
          </table:table-cell>
          <table:table-cell table:style-name="ce43" office:value-type="string" calcext:value-type="string">
            <text:p>JEREMIAS GONCALVES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149308" calcext:value-type="float">
            <text:p>3149308</text:p>
          </table:table-cell>
          <table:table-cell table:style-name="ce43" office:value-type="string" calcext:value-type="string">
            <text:p>JESSICA MAURINO DOS SANTOS</text:p>
          </table:table-cell>
          <table:table-cell table:style-name="ce43" office:value-type="float" office:value="11" calcext:value-type="float">
            <text:p>1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1095" calcext:value-type="float">
            <text:p>2061095</text:p>
          </table:table-cell>
          <table:table-cell table:style-name="ce43" office:value-type="string" calcext:value-type="string">
            <text:p>JOAO GABRIEL PEREIRA PIMENTEL</text:p>
          </table:table-cell>
          <table:table-cell table:style-name="ce4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919" calcext:value-type="float">
            <text:p>1816919</text:p>
          </table:table-cell>
          <table:table-cell table:style-name="ce43" office:value-type="string" calcext:value-type="string">
            <text:p>JOSE OTAVIO DE SALES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933" calcext:value-type="float">
            <text:p>1816933</text:p>
          </table:table-cell>
          <table:table-cell table:style-name="ce43" office:value-type="string" calcext:value-type="string">
            <text:p>JOSHILEY COELHO GUINDO DE AQUINO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149912" calcext:value-type="float">
            <text:p>3149912</text:p>
          </table:table-cell>
          <table:table-cell table:style-name="ce43" office:value-type="string" calcext:value-type="string">
            <text:p>JULIANA DE OLIVEIRA TEIXEIRA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7225" calcext:value-type="float">
            <text:p>2067225</text:p>
          </table:table-cell>
          <table:table-cell table:style-name="ce43" office:value-type="string" calcext:value-type="string">
            <text:p>LADY DAIANE PIRES DE ARAUJO</text:p>
          </table:table-cell>
          <table:table-cell table:style-name="ce4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151916" calcext:value-type="float">
            <text:p>3151916</text:p>
          </table:table-cell>
          <table:table-cell table:style-name="ce43" office:value-type="string" calcext:value-type="string">
            <text:p>LAIS YURI NISHIMURA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1960" calcext:value-type="float">
            <text:p>1821960</text:p>
          </table:table-cell>
          <table:table-cell table:style-name="ce43" office:value-type="string" calcext:value-type="string">
            <text:p>LEIDIMARA CRISTINA ZANFOLIN</text:p>
          </table:table-cell>
          <table:table-cell table:style-name="ce4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7934" calcext:value-type="float">
            <text:p>1817934</text:p>
          </table:table-cell>
          <table:table-cell table:style-name="ce43" office:value-type="string" calcext:value-type="string">
            <text:p>LILIANE DA SILVA SANTOS ARAN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1" office:value-type="float" office:value="3313449" calcext:value-type="float">
            <text:p>3313449</text:p>
          </table:table-cell>
          <table:table-cell table:style-name="ce43" office:value-type="string" calcext:value-type="string">
            <text:p>LUIZ FERNANDO HORTA GOMES</text:p>
          </table:table-cell>
          <table:table-cell table:style-name="ce43" office:value-type="float" office:value="24" calcext:value-type="float">
            <text:p>2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933" calcext:value-type="float">
            <text:p>1819933</text:p>
          </table:table-cell>
          <table:table-cell table:style-name="ce43" office:value-type="string" calcext:value-type="string">
            <text:p>MARCIA TEREZINHA GOETTEMS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313287" calcext:value-type="float">
            <text:p>3313287</text:p>
          </table:table-cell>
          <table:table-cell table:style-name="ce43" office:value-type="string" calcext:value-type="string">
            <text:p>MARCIO OLIVEIRA DA SILVA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727175" calcext:value-type="float">
            <text:p>2727175</text:p>
          </table:table-cell>
          <table:table-cell table:style-name="ce43" office:value-type="string" calcext:value-type="string">
            <text:p>MARCOS SHUITI AZUMA MOTOMIA</text:p>
          </table:table-cell>
          <table:table-cell table:style-name="ce43" office:value-type="float" office:value="24" calcext:value-type="float">
            <text:p>2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2804" calcext:value-type="float">
            <text:p>1822804</text:p>
          </table:table-cell>
          <table:table-cell table:style-name="ce43" office:value-type="string" calcext:value-type="string">
            <text:p>MARIA DE FATIMA BRITO ALCANTARA</text:p>
          </table:table-cell>
          <table:table-cell table:style-name="ce43" office:value-type="float" office:value="27" calcext:value-type="float">
            <text:p>2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63" calcext:value-type="float">
            <text:p>1819563</text:p>
          </table:table-cell>
          <table:table-cell table:style-name="ce43" office:value-type="string" calcext:value-type="string">
            <text:p>MARIA NILZA SATURNINO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729" calcext:value-type="float">
            <text:p>1819729</text:p>
          </table:table-cell>
          <table:table-cell table:style-name="ce43" office:value-type="string" calcext:value-type="string">
            <text:p>MARLUS ANDRE DE LIMA SORNAS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621506" calcext:value-type="float">
            <text:p>2621506</text:p>
          </table:table-cell>
          <table:table-cell table:style-name="ce43" office:value-type="string" calcext:value-type="string">
            <text:p>MAURO NAKAYAMA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95" calcext:value-type="float">
            <text:p>1819595</text:p>
          </table:table-cell>
          <table:table-cell table:style-name="ce43" office:value-type="string" calcext:value-type="string">
            <text:p>MIRNA BEATRIZ AVALOS VILHALVA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995" calcext:value-type="float">
            <text:p>1819995</text:p>
          </table:table-cell>
          <table:table-cell table:style-name="ce43" office:value-type="string" calcext:value-type="string">
            <text:p>MORRISON FRANCISCO REIS VERAO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965" calcext:value-type="float">
            <text:p>1819965</text:p>
          </table:table-cell>
          <table:table-cell table:style-name="ce43" office:value-type="string" calcext:value-type="string">
            <text:p>PRISCILA ILBANES DE ARAUJO</text:p>
          </table:table-cell>
          <table:table-cell table:style-name="ce4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51" calcext:value-type="float">
            <text:p>1819551</text:p>
          </table:table-cell>
          <table:table-cell table:style-name="ce43" office:value-type="string" calcext:value-type="string">
            <text:p>REGIANE AZEVEDO DE OLIVEIRA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387735" calcext:value-type="float">
            <text:p>2387735</text:p>
          </table:table-cell>
          <table:table-cell table:style-name="ce43" office:value-type="string" calcext:value-type="string">
            <text:p>RENAN MENDES CAMARGOS</text:p>
          </table:table-cell>
          <table:table-cell table:style-name="ce4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4288" calcext:value-type="float">
            <text:p>1824288</text:p>
          </table:table-cell>
          <table:table-cell table:style-name="ce43" office:value-type="string" calcext:value-type="string">
            <text:p>RENATA FATURETO BORGES WATANABE</text:p>
          </table:table-cell>
          <table:table-cell table:style-name="ce43" office:value-type="float" office:value="22" calcext:value-type="float">
            <text:p>22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15" calcext:value-type="float">
            <text:p>1819515</text:p>
          </table:table-cell>
          <table:table-cell table:style-name="ce43" office:value-type="string" calcext:value-type="string">
            <text:p>ROSANGELA FERNANDES</text:p>
          </table:table-cell>
          <table:table-cell table:style-name="ce4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0541" calcext:value-type="float">
            <text:p>2060541</text:p>
          </table:table-cell>
          <table:table-cell table:style-name="ce43" office:value-type="string" calcext:value-type="string">
            <text:p>RUTE ELIZ VARGAS MARQUES STRANIERI</text:p>
          </table:table-cell>
          <table:table-cell table:style-name="ce4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0194" calcext:value-type="float">
            <text:p>1820194</text:p>
          </table:table-cell>
          <table:table-cell table:style-name="ce43" office:value-type="string" calcext:value-type="string">
            <text:p>RUTE FERREIRA FALCO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1130" calcext:value-type="float">
            <text:p>1821130</text:p>
          </table:table-cell>
          <table:table-cell table:style-name="ce43" office:value-type="string" calcext:value-type="string">
            <text:p>SANDRA LOPES LUZI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244834" calcext:value-type="float">
            <text:p>1244834</text:p>
          </table:table-cell>
          <table:table-cell table:style-name="ce43" office:value-type="string" calcext:value-type="string">
            <text:p>SANDRA YUKI KANOMATA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13" calcext:value-type="float">
            <text:p>1819513</text:p>
          </table:table-cell>
          <table:table-cell table:style-name="ce43" office:value-type="string" calcext:value-type="string">
            <text:p>SILVANE WAILAND</text:p>
          </table:table-cell>
          <table:table-cell table:style-name="ce4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8096" calcext:value-type="float">
            <text:p>1818096</text:p>
          </table:table-cell>
          <table:table-cell table:style-name="ce43" office:value-type="string" calcext:value-type="string">
            <text:p>SIMONE GOMES BRONEL TOLDO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141612" calcext:value-type="float">
            <text:p>3141612</text:p>
          </table:table-cell>
          <table:table-cell table:style-name="ce43" office:value-type="string" calcext:value-type="string">
            <text:p>TATIANE VALERIA RODRIGUES</text:p>
          </table:table-cell>
          <table:table-cell table:style-name="ce4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313252" calcext:value-type="float">
            <text:p>3313252</text:p>
          </table:table-cell>
          <table:table-cell table:style-name="ce43" office:value-type="string" calcext:value-type="string">
            <text:p>TAULY MAYARA TONATTO REZENDE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518" calcext:value-type="float">
            <text:p>1819518</text:p>
          </table:table-cell>
          <table:table-cell table:style-name="ce43" office:value-type="string" calcext:value-type="string">
            <text:p>TELMA APARECIDA NOLASCO OLIVEIRA</text:p>
          </table:table-cell>
          <table:table-cell table:style-name="ce4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066425" calcext:value-type="float">
            <text:p>2066425</text:p>
          </table:table-cell>
          <table:table-cell table:style-name="ce43" office:value-type="string" calcext:value-type="string">
            <text:p>THAIS FERNANDES COSTA</text:p>
          </table:table-cell>
          <table:table-cell table:style-name="ce43" office:value-type="float" office:value="29" calcext:value-type="float">
            <text:p>29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8155" calcext:value-type="float">
            <text:p>1818155</text:p>
          </table:table-cell>
          <table:table-cell table:style-name="ce43" office:value-type="string" calcext:value-type="string">
            <text:p>TIAGO PEREIRA LEITE DE CAMPOS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0146" calcext:value-type="float">
            <text:p>1820146</text:p>
          </table:table-cell>
          <table:table-cell table:style-name="ce43" office:value-type="string" calcext:value-type="string">
            <text:p>VALERIA PAULA TEZOLIN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0218" calcext:value-type="float">
            <text:p>1820218</text:p>
          </table:table-cell>
          <table:table-cell table:style-name="ce43" office:value-type="string" calcext:value-type="string">
            <text:p>VALERIA PEREIRA DA SILVA PERACOLLI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2809760" calcext:value-type="float">
            <text:p>2809760</text:p>
          </table:table-cell>
          <table:table-cell table:style-name="ce43" office:value-type="string" calcext:value-type="string">
            <text:p>VANI APARECIDA FERREIRA DOS ANJOS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929" calcext:value-type="float">
            <text:p>1816929</text:p>
          </table:table-cell>
          <table:table-cell table:style-name="ce43" office:value-type="string" calcext:value-type="string">
            <text:p>WALKIRIA NASCIMENTO VALADARES DE CAMPOS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2352" calcext:value-type="float">
            <text:p>1822352</text:p>
          </table:table-cell>
          <table:table-cell table:style-name="ce43" office:value-type="string" calcext:value-type="string">
            <text:p>WELLINGTON SORDI</text:p>
          </table:table-cell>
          <table:table-cell table:style-name="ce43" office:value-type="float" office:value="25" calcext:value-type="float">
            <text:p>25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522835" calcext:value-type="float">
            <text:p>1522835</text:p>
          </table:table-cell>
          <table:table-cell table:style-name="ce43" office:value-type="string" calcext:value-type="string">
            <text:p>ALLINE CRISTHINE NUNES CERCHIARI MENON 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496607" calcext:value-type="float">
            <text:p>3496607</text:p>
          </table:table-cell>
          <table:table-cell table:style-name="ce43" office:value-type="string" calcext:value-type="string">
            <text:p>GUIDO VIEIRA GOMES</text:p>
          </table:table-cell>
          <table:table-cell table:style-name="ce4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4262" calcext:value-type="float">
            <text:p>1824262</text:p>
          </table:table-cell>
          <table:table-cell table:style-name="ce43" office:value-type="string" calcext:value-type="string">
            <text:p>KAROLYNE DE MOURA MORAIS ORTIGOZA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22262" calcext:value-type="float">
            <text:p>1822262</text:p>
          </table:table-cell>
          <table:table-cell table:style-name="ce43" office:value-type="string" calcext:value-type="string">
            <text:p>OSMAR MAIA FILHO</text:p>
          </table:table-cell>
          <table:table-cell table:style-name="ce43" office:value-type="float" office:value="22" calcext:value-type="float">
            <text:p>22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7860" calcext:value-type="float">
            <text:p>1817860</text:p>
          </table:table-cell>
          <table:table-cell table:style-name="ce43" office:value-type="string" calcext:value-type="string">
            <text:p>PAULO CESAR LOPES LIMA</text:p>
          </table:table-cell>
          <table:table-cell table:style-name="ce4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3337979" calcext:value-type="float">
            <text:p>3337979</text:p>
          </table:table-cell>
          <table:table-cell table:style-name="ce43" office:value-type="string" calcext:value-type="string">
            <text:p>PAULO ROBERTO DA CRUZ DE OLIVEIRA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8" office:value-type="float" office:value="1819744" calcext:value-type="float">
            <text:p>1819744</text:p>
          </table:table-cell>
          <table:table-cell table:style-name="ce43" office:value-type="string" calcext:value-type="string">
            <text:p>TIAGO FLORES ZEFERINO</text:p>
          </table:table-cell>
          <table:table-cell table:style-name="ce43" office:value-type="float" office:value="15" calcext:value-type="float">
            <text:p>15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39" office:value-type="float" office:value="1803787" calcext:value-type="float">
            <text:p>1803787</text:p>
          </table:table-cell>
          <table:table-cell table:style-name="ce43" office:value-type="string" calcext:value-type="string">
            <text:p>ABADIA DE FÁTIMA RESENDE</text:p>
          </table:table-cell>
          <table:table-cell table:style-name="ce48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917248" calcext:value-type="float">
            <text:p>1917248</text:p>
          </table:table-cell>
          <table:table-cell table:style-name="ce43" office:value-type="string" calcext:value-type="string">
            <text:p>AGDA SCHWENGBER</text:p>
          </table:table-cell>
          <table:table-cell table:style-name="ce43" office:value-type="float" office:value="15" calcext:value-type="float">
            <text:p>1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705" calcext:value-type="float">
            <text:p>1808705</text:p>
          </table:table-cell>
          <table:table-cell table:style-name="ce43" office:value-type="string" calcext:value-type="string">
            <text:p>ALEXANDRE DE ARAÚJO CASTRO</text:p>
          </table:table-cell>
          <table:table-cell table:style-name="ce43" office:value-type="float" office:value="21" calcext:value-type="float">
            <text:p>2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5368" calcext:value-type="float">
            <text:p>1805368</text:p>
          </table:table-cell>
          <table:table-cell table:style-name="ce43" office:value-type="string" calcext:value-type="string">
            <text:p>ALEXANDRE HENRINGER DE SOUZA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494" calcext:value-type="float">
            <text:p>1801494</text:p>
          </table:table-cell>
          <table:table-cell table:style-name="ce43" office:value-type="string" calcext:value-type="string">
            <text:p>ALEXANDRE SATOSHI INAGAKI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56307" calcext:value-type="float">
            <text:p>1856307</text:p>
          </table:table-cell>
          <table:table-cell table:style-name="ce43" office:value-type="string" calcext:value-type="string">
            <text:p>ALICE ALVES DA SILVA</text:p>
          </table:table-cell>
          <table:table-cell table:style-name="ce4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2069" calcext:value-type="float">
            <text:p>1802069</text:p>
          </table:table-cell>
          <table:table-cell table:style-name="ce43" office:value-type="string" calcext:value-type="string">
            <text:p>ALINE EVANGELISTA DE OLIVEIRA DE PAULA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984" calcext:value-type="float">
            <text:p>1807984</text:p>
          </table:table-cell>
          <table:table-cell table:style-name="ce43" office:value-type="string" calcext:value-type="string">
            <text:p>ÁLVARO MASSAO MORISSUGUI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75180" calcext:value-type="float">
            <text:p>1675180</text:p>
          </table:table-cell>
          <table:table-cell table:style-name="ce43" office:value-type="string" calcext:value-type="string">
            <text:p>ANA CAROLINA SANTANA MOREIRA</text:p>
          </table:table-cell>
          <table:table-cell table:style-name="ce4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570" calcext:value-type="float">
            <text:p>1807570</text:p>
          </table:table-cell>
          <table:table-cell table:style-name="ce43" office:value-type="string" calcext:value-type="string">
            <text:p>ANA MARIA BARBOZA VIEGAS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971393" calcext:value-type="float">
            <text:p>2971393</text:p>
          </table:table-cell>
          <table:table-cell table:style-name="ce43" office:value-type="string" calcext:value-type="string">
            <text:p>ANA PAULA FREITAS DE SÁ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703" calcext:value-type="float">
            <text:p>1807703</text:p>
          </table:table-cell>
          <table:table-cell table:style-name="ce43" office:value-type="string" calcext:value-type="string">
            <text:p>ANA PAULA FONSECA DOS SANTOS</text:p>
          </table:table-cell>
          <table:table-cell table:style-name="ce43" office:value-type="float" office:value="20" calcext:value-type="float">
            <text:p>2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565" calcext:value-type="float">
            <text:p>1807565</text:p>
          </table:table-cell>
          <table:table-cell table:style-name="ce43" office:value-type="string" calcext:value-type="string">
            <text:p>ANDRÉ LUIS DE QUEIROZ TELLES</text:p>
          </table:table-cell>
          <table:table-cell table:style-name="ce43" office:value-type="float" office:value="20" calcext:value-type="float">
            <text:p>2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671492" calcext:value-type="float">
            <text:p>2671492</text:p>
          </table:table-cell>
          <table:table-cell table:style-name="ce43" office:value-type="string" calcext:value-type="string">
            <text:p>ANDREIA MARIA KREMER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486" calcext:value-type="float">
            <text:p>1801486</text:p>
          </table:table-cell>
          <table:table-cell table:style-name="ce43" office:value-type="string" calcext:value-type="string">
            <text:p>ANDRESSA LEITE FERRAZ DE MELO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3816" calcext:value-type="float">
            <text:p>1803816</text:p>
          </table:table-cell>
          <table:table-cell table:style-name="ce43" office:value-type="string" calcext:value-type="string">
            <text:p>ANGELA CRISTINA DE LIMA</text:p>
          </table:table-cell>
          <table:table-cell table:style-name="ce4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916026" calcext:value-type="float">
            <text:p>1916026</text:p>
          </table:table-cell>
          <table:table-cell table:style-name="ce43" office:value-type="string" calcext:value-type="string">
            <text:p>ARY FREITAS SILVA FILHO</text:p>
          </table:table-cell>
          <table:table-cell table:style-name="ce43" office:value-type="float" office:value="13" calcext:value-type="float">
            <text:p>1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89812" calcext:value-type="float">
            <text:p>3389812</text:p>
          </table:table-cell>
          <table:table-cell table:style-name="ce43" office:value-type="string" calcext:value-type="string">
            <text:p>BRUNA MOURA DIAS EVANGELISTA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629" calcext:value-type="float">
            <text:p>1808629</text:p>
          </table:table-cell>
          <table:table-cell table:style-name="ce43" office:value-type="string" calcext:value-type="string">
            <text:p>CAMILA MICHELAN DE ALMEIDA</text:p>
          </table:table-cell>
          <table:table-cell table:style-name="ce43" office:value-type="float" office:value="26" calcext:value-type="float">
            <text:p>2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5251" calcext:value-type="float">
            <text:p>1805251</text:p>
          </table:table-cell>
          <table:table-cell table:style-name="ce43" office:value-type="string" calcext:value-type="string">
            <text:p>CAROLINA RUIZ BENITO</text:p>
          </table:table-cell>
          <table:table-cell table:style-name="ce4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03161" calcext:value-type="float">
            <text:p>3303161</text:p>
          </table:table-cell>
          <table:table-cell table:style-name="ce43" office:value-type="string" calcext:value-type="string">
            <text:p>CAROLINY DINIZ PITTHAN DAL VESCO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6146" calcext:value-type="float">
            <text:p>1806146</text:p>
          </table:table-cell>
          <table:table-cell table:style-name="ce43" office:value-type="string" calcext:value-type="string">
            <text:p>CHEILA MACHADO CAVALCANTE</text:p>
          </table:table-cell>
          <table:table-cell table:style-name="ce43" office:value-type="float" office:value="13" calcext:value-type="float">
            <text:p>1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03613" calcext:value-type="float">
            <text:p>3303613</text:p>
          </table:table-cell>
          <table:table-cell table:style-name="ce43" office:value-type="string" calcext:value-type="string">
            <text:p>CHRISTIANO LOPES SOBRINHO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801561" calcext:value-type="float">
            <text:p>2801561</text:p>
          </table:table-cell>
          <table:table-cell table:style-name="ce43" office:value-type="string" calcext:value-type="string">
            <text:p>CLARICE APARECIDA DE JESUS CARDOSO MARESCIALLO</text:p>
          </table:table-cell>
          <table:table-cell table:style-name="ce43" office:value-type="float" office:value="20" calcext:value-type="float">
            <text:p>2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3812" calcext:value-type="float">
            <text:p>1803812</text:p>
          </table:table-cell>
          <table:table-cell table:style-name="ce43" office:value-type="string" calcext:value-type="string">
            <text:p>CLEBER LUIZ FREI SILVA</text:p>
          </table:table-cell>
          <table:table-cell table:style-name="ce4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054978" calcext:value-type="float">
            <text:p>1054978</text:p>
          </table:table-cell>
          <table:table-cell table:style-name="ce43" office:value-type="string" calcext:value-type="string">
            <text:p>CLENICE GARCIA DE LIMA SOUZA</text:p>
          </table:table-cell>
          <table:table-cell table:style-name="ce43" office:value-type="float" office:value="13" calcext:value-type="float">
            <text:p>1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2389" calcext:value-type="float">
            <text:p>1802389</text:p>
          </table:table-cell>
          <table:table-cell table:style-name="ce43" office:value-type="string" calcext:value-type="string">
            <text:p>CRISTINA ALVES PERES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837" calcext:value-type="float">
            <text:p>1807837</text:p>
          </table:table-cell>
          <table:table-cell table:style-name="ce43" office:value-type="string" calcext:value-type="string">
            <text:p>DALVA ROSA MARIANA DE FREITAS</text:p>
          </table:table-cell>
          <table:table-cell table:style-name="ce43" office:value-type="float" office:value="25" calcext:value-type="float">
            <text:p>2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474" calcext:value-type="float">
            <text:p>1801474</text:p>
          </table:table-cell>
          <table:table-cell table:style-name="ce43" office:value-type="string" calcext:value-type="string">
            <text:p>DANIEL SILVA SANTOS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2036" calcext:value-type="float">
            <text:p>1802036</text:p>
          </table:table-cell>
          <table:table-cell table:style-name="ce43" office:value-type="string" calcext:value-type="string">
            <text:p>DANIELE ROMERO CECCATO SCHRODER ROSA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6279" calcext:value-type="float">
            <text:p>1806279</text:p>
          </table:table-cell>
          <table:table-cell table:style-name="ce43" office:value-type="string" calcext:value-type="string">
            <text:p>DAYSE SANCHES GUIMARÃES PAIÃO</text:p>
          </table:table-cell>
          <table:table-cell table:style-name="ce4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901" calcext:value-type="float">
            <text:p>1808901</text:p>
          </table:table-cell>
          <table:table-cell table:style-name="ce43" office:value-type="string" calcext:value-type="string">
            <text:p>DIONATAN VERMIEIRO NOIA DE SOUZA</text:p>
          </table:table-cell>
          <table:table-cell table:style-name="ce43" office:value-type="float" office:value="26" calcext:value-type="float">
            <text:p>2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554" calcext:value-type="float">
            <text:p>1808554</text:p>
          </table:table-cell>
          <table:table-cell table:style-name="ce43" office:value-type="string" calcext:value-type="string">
            <text:p>DYONE ANASTÁCIO MENDES</text:p>
          </table:table-cell>
          <table:table-cell table:style-name="ce43" office:value-type="float" office:value="23" calcext:value-type="float">
            <text:p>2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843" calcext:value-type="float">
            <text:p>1801843</text:p>
          </table:table-cell>
          <table:table-cell table:style-name="ce43" office:value-type="string" calcext:value-type="string">
            <text:p>EDGAR DIAS PORANGABA</text:p>
          </table:table-cell>
          <table:table-cell table:style-name="ce4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570" calcext:value-type="float">
            <text:p>1808570</text:p>
          </table:table-cell>
          <table:table-cell table:style-name="ce43" office:value-type="string" calcext:value-type="string">
            <text:p>EDINALDO VIEIRA SATELIS</text:p>
          </table:table-cell>
          <table:table-cell table:style-name="ce43" office:value-type="float" office:value="23" calcext:value-type="float">
            <text:p>2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879" calcext:value-type="float">
            <text:p>1808879</text:p>
          </table:table-cell>
          <table:table-cell table:style-name="ce43" office:value-type="string" calcext:value-type="string">
            <text:p>EDNA YOSHIE SHIROTA TOMONAGA</text:p>
          </table:table-cell>
          <table:table-cell table:style-name="ce43" office:value-type="float" office:value="26" calcext:value-type="float">
            <text:p>2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549" calcext:value-type="float">
            <text:p>1807549</text:p>
          </table:table-cell>
          <table:table-cell table:style-name="ce43" office:value-type="string" calcext:value-type="string">
            <text:p>EDSON DE SOUZA BRITO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953" calcext:value-type="float">
            <text:p>1808953</text:p>
          </table:table-cell>
          <table:table-cell table:style-name="ce43" office:value-type="string" calcext:value-type="string">
            <text:p>EDUARDO DE AZEVEDO SIQUEIRA</text:p>
          </table:table-cell>
          <table:table-cell table:style-name="ce43" office:value-type="float" office:value="20" calcext:value-type="float">
            <text:p>2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2" office:value-type="float" office:value="3389856" calcext:value-type="float">
            <text:p>3389856</text:p>
          </table:table-cell>
          <table:table-cell table:style-name="ce45" office:value-type="string" calcext:value-type="string">
            <text:p>EDUARDO HENRIQUE GIMENES CUSTÓDIO</text:p>
          </table:table-cell>
          <table:table-cell table:style-name="ce45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917394" calcext:value-type="float">
            <text:p>1917394</text:p>
          </table:table-cell>
          <table:table-cell table:style-name="ce43" office:value-type="string" calcext:value-type="string">
            <text:p>ELCIO DE SOUZA JÚNIOR</text:p>
          </table:table-cell>
          <table:table-cell table:style-name="ce43" office:value-type="float" office:value="15" calcext:value-type="float">
            <text:p>1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72351" calcext:value-type="float">
            <text:p>1672351</text:p>
          </table:table-cell>
          <table:table-cell table:style-name="ce43" office:value-type="string" calcext:value-type="string">
            <text:p>ELESSANDRA FARIAS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608993" calcext:value-type="float">
            <text:p>2608993</text:p>
          </table:table-cell>
          <table:table-cell table:style-name="ce43" office:value-type="string" calcext:value-type="string">
            <text:p>ELISABETE CASTELON KONKIEWITZ</text:p>
          </table:table-cell>
          <table:table-cell table:style-name="ce4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327571" calcext:value-type="float">
            <text:p>1327571</text:p>
          </table:table-cell>
          <table:table-cell table:style-name="ce43" office:value-type="string" calcext:value-type="string">
            <text:p>ELOISE MUNARO CHAVES DA SILVA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699" calcext:value-type="float">
            <text:p>1807699</text:p>
          </table:table-cell>
          <table:table-cell table:style-name="ce43" office:value-type="string" calcext:value-type="string">
            <text:p>ELZA DOS SANTOS TRINDADE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2138" calcext:value-type="float">
            <text:p>1802138</text:p>
          </table:table-cell>
          <table:table-cell table:style-name="ce43" office:value-type="string" calcext:value-type="string">
            <text:p>ERIKA LEITE FERRAZ LIBÓRIO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592" calcext:value-type="float">
            <text:p>1807592</text:p>
          </table:table-cell>
          <table:table-cell table:style-name="ce43" office:value-type="string" calcext:value-type="string">
            <text:p>ESMAEL DIAS PRADO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095" calcext:value-type="float">
            <text:p>1808095</text:p>
          </table:table-cell>
          <table:table-cell table:style-name="ce43" office:value-type="string" calcext:value-type="string">
            <text:p>EUDES PEREIRA LEITE</text:p>
          </table:table-cell>
          <table:table-cell table:style-name="ce43" office:value-type="float" office:value="28" calcext:value-type="float">
            <text:p>2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841" calcext:value-type="float">
            <text:p>1808841</text:p>
          </table:table-cell>
          <table:table-cell table:style-name="ce43" office:value-type="string" calcext:value-type="string">
            <text:p>FABIANA DE SOUZA OLIVEIRA</text:p>
          </table:table-cell>
          <table:table-cell table:style-name="ce43" office:value-type="float" office:value="27" calcext:value-type="float">
            <text:p>27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759988" calcext:value-type="float">
            <text:p>1759988</text:p>
          </table:table-cell>
          <table:table-cell table:style-name="ce43" office:value-type="string" calcext:value-type="string">
            <text:p>FÁBIO ALENCAR LIMA</text:p>
          </table:table-cell>
          <table:table-cell table:style-name="ce4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912376" calcext:value-type="float">
            <text:p>1912376</text:p>
          </table:table-cell>
          <table:table-cell table:style-name="ce43" office:value-type="string" calcext:value-type="string">
            <text:p>FÁBIO MARTINS DE LIMA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521455" calcext:value-type="float">
            <text:p>1521455</text:p>
          </table:table-cell>
          <table:table-cell table:style-name="ce43" office:value-type="string" calcext:value-type="string">
            <text:p>FABRÍCIO SILVA LOBO</text:p>
          </table:table-cell>
          <table:table-cell table:style-name="ce4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03144" calcext:value-type="float">
            <text:p>3303144</text:p>
          </table:table-cell>
          <table:table-cell table:style-name="ce43" office:value-type="string" calcext:value-type="string">
            <text:p>FERNANDO COSTA NOGUEIRA</text:p>
          </table:table-cell>
          <table:table-cell table:style-name="ce4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694" calcext:value-type="float">
            <text:p>1807694</text:p>
          </table:table-cell>
          <table:table-cell table:style-name="ce43" office:value-type="string" calcext:value-type="string">
            <text:p>FLAVIO CESAR MOURA DA CRUZ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221376" calcext:value-type="float">
            <text:p>3221376</text:p>
          </table:table-cell>
          <table:table-cell table:style-name="ce43" office:value-type="string" calcext:value-type="string">
            <text:p>FRANCIELLI DE OLIVEIRA PEREIRA PONTES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479" calcext:value-type="float">
            <text:p>1801479</text:p>
          </table:table-cell>
          <table:table-cell table:style-name="ce43" office:value-type="string" calcext:value-type="string">
            <text:p>GABRIEL GONZALEZ XERES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6191" calcext:value-type="float">
            <text:p>1806191</text:p>
          </table:table-cell>
          <table:table-cell table:style-name="ce43" office:value-type="string" calcext:value-type="string">
            <text:p>GENIVALDO DIAS DA SILVA</text:p>
          </table:table-cell>
          <table:table-cell table:style-name="ce4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328810" calcext:value-type="float">
            <text:p>1328810</text:p>
          </table:table-cell>
          <table:table-cell table:style-name="ce43" office:value-type="string" calcext:value-type="string">
            <text:p>GISELI AYUMI MIYASHITA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552" calcext:value-type="float">
            <text:p>1807552</text:p>
          </table:table-cell>
          <table:table-cell table:style-name="ce43" office:value-type="string" calcext:value-type="string">
            <text:p>GISELIANE MENDONCA PAZOTTI</text:p>
          </table:table-cell>
          <table:table-cell table:style-name="ce43" office:value-type="float" office:value="17" calcext:value-type="float">
            <text:p>17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52434" calcext:value-type="float">
            <text:p>1852434</text:p>
          </table:table-cell>
          <table:table-cell table:style-name="ce43" office:value-type="string" calcext:value-type="string">
            <text:p>GISELLE FERREIRA DE ALCÂNTARA FARIAS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6129" calcext:value-type="float">
            <text:p>1806129</text:p>
          </table:table-cell>
          <table:table-cell table:style-name="ce43" office:value-type="string" calcext:value-type="string">
            <text:p>GIULIANO MORETO ONAKA</text:p>
          </table:table-cell>
          <table:table-cell table:style-name="ce4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196839" calcext:value-type="float">
            <text:p>2196839</text:p>
          </table:table-cell>
          <table:table-cell table:style-name="ce43" office:value-type="string" calcext:value-type="string">
            <text:p>GUSTAVO PEDRO DE ALMEIDA</text:p>
          </table:table-cell>
          <table:table-cell table:style-name="ce43" office:value-type="float" office:value="24" calcext:value-type="float">
            <text:p>24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594" calcext:value-type="float">
            <text:p>1801594</text:p>
          </table:table-cell>
          <table:table-cell table:style-name="ce43" office:value-type="string" calcext:value-type="string">
            <text:p>ITYARA MORETTI BELTRAME TOMITA</text:p>
          </table:table-cell>
          <table:table-cell table:style-name="ce4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686" calcext:value-type="float">
            <text:p>1808686</text:p>
          </table:table-cell>
          <table:table-cell table:style-name="ce43" office:value-type="string" calcext:value-type="string">
            <text:p>JAIME DANTAS</text:p>
          </table:table-cell>
          <table:table-cell table:style-name="ce43" office:value-type="float" office:value="23" calcext:value-type="float">
            <text:p>2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333204" calcext:value-type="float">
            <text:p>2333204</text:p>
          </table:table-cell>
          <table:table-cell table:style-name="ce43" office:value-type="string" calcext:value-type="string">
            <text:p>JAIR PAULO COSTA</text:p>
          </table:table-cell>
          <table:table-cell table:style-name="ce43" office:value-type="float" office:value="28" calcext:value-type="float">
            <text:p>2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90123" calcext:value-type="float">
            <text:p>3390123</text:p>
          </table:table-cell>
          <table:table-cell table:style-name="ce43" office:value-type="string" calcext:value-type="string">
            <text:p>JHEFFERSON MIRANDA DA SILVA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73789" calcext:value-type="float">
            <text:p>1673789</text:p>
          </table:table-cell>
          <table:table-cell table:style-name="ce43" office:value-type="string" calcext:value-type="string">
            <text:p>JOÃO AUGUSTO MACHADO DA SILVA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91609" calcext:value-type="float">
            <text:p>3391609</text:p>
          </table:table-cell>
          <table:table-cell table:style-name="ce43" office:value-type="string" calcext:value-type="string">
            <text:p>JOÃO GUSTAVO ROSA NICIPORENCO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6181" calcext:value-type="float">
            <text:p>1806181</text:p>
          </table:table-cell>
          <table:table-cell table:style-name="ce43" office:value-type="string" calcext:value-type="string">
            <text:p>JOSÉ BOTELHO SENA NETO</text:p>
          </table:table-cell>
          <table:table-cell table:style-name="ce43" office:value-type="float" office:value="13" calcext:value-type="float">
            <text:p>1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189614" calcext:value-type="float">
            <text:p>1189614</text:p>
          </table:table-cell>
          <table:table-cell table:style-name="ce43" office:value-type="string" calcext:value-type="string">
            <text:p>JOSÉ OSMAR FERREIRA DA COSTA E SILVA</text:p>
          </table:table-cell>
          <table:table-cell table:style-name="ce43" office:value-type="float" office:value="16" calcext:value-type="float">
            <text:p>1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2925" calcext:value-type="float">
            <text:p>1802925</text:p>
          </table:table-cell>
          <table:table-cell table:style-name="ce43" office:value-type="string" calcext:value-type="string">
            <text:p>JUDCEA MARIA BAPTISTA MARINHO</text:p>
          </table:table-cell>
          <table:table-cell table:style-name="ce4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578871" calcext:value-type="float">
            <text:p>1578871</text:p>
          </table:table-cell>
          <table:table-cell table:style-name="ce43" office:value-type="string" calcext:value-type="string">
            <text:p>JULIANO ANTUNES ESPÍNDOLA</text:p>
          </table:table-cell>
          <table:table-cell table:style-name="ce43" office:value-type="float" office:value="20" calcext:value-type="float">
            <text:p>2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770529" calcext:value-type="float">
            <text:p>1770529</text:p>
          </table:table-cell>
          <table:table-cell table:style-name="ce43" office:value-type="string" calcext:value-type="string">
            <text:p>KAREN AYUMI KUBOTA CÂNDIDO</text:p>
          </table:table-cell>
          <table:table-cell table:style-name="ce43" office:value-type="float" office:value="23" calcext:value-type="float">
            <text:p>2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05443" calcext:value-type="float">
            <text:p>3305443</text:p>
          </table:table-cell>
          <table:table-cell table:style-name="ce43" office:value-type="string" calcext:value-type="string">
            <text:p>KELY DA SILVA RODRIGUES FERREIRA</text:p>
          </table:table-cell>
          <table:table-cell table:style-name="ce43" office:value-type="float" office:value="16" calcext:value-type="float">
            <text:p>1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884" calcext:value-type="float">
            <text:p>1807884</text:p>
          </table:table-cell>
          <table:table-cell table:style-name="ce43" office:value-type="string" calcext:value-type="string">
            <text:p>LENIR APARECIDA ANTUNES FLORES</text:p>
          </table:table-cell>
          <table:table-cell table:style-name="ce43" office:value-type="float" office:value="23" calcext:value-type="float">
            <text:p>2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90169" calcext:value-type="float">
            <text:p>3390169</text:p>
          </table:table-cell>
          <table:table-cell table:style-name="ce43" office:value-type="string" calcext:value-type="string">
            <text:p>LEONARDO MARTINS MAIOR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858" calcext:value-type="float">
            <text:p>1801858</text:p>
          </table:table-cell>
          <table:table-cell table:style-name="ce43" office:value-type="string" calcext:value-type="string">
            <text:p>LIVIA CAMPOS RODRIGUES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90902" calcext:value-type="float">
            <text:p>3390902</text:p>
          </table:table-cell>
          <table:table-cell table:style-name="ce43" office:value-type="string" calcext:value-type="string">
            <text:p>LUCAS DANIEL GONÇALVES DA SILVA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042023" calcext:value-type="float">
            <text:p>2042023</text:p>
          </table:table-cell>
          <table:table-cell table:style-name="ce43" office:value-type="string" calcext:value-type="string">
            <text:p>LUCIANA NUNEZ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3792" calcext:value-type="float">
            <text:p>1803792</text:p>
          </table:table-cell>
          <table:table-cell table:style-name="ce43" office:value-type="string" calcext:value-type="string">
            <text:p>LUCIANO BORTOLOCI</text:p>
          </table:table-cell>
          <table:table-cell table:style-name="ce4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695" calcext:value-type="float">
            <text:p>1807695</text:p>
          </table:table-cell>
          <table:table-cell table:style-name="ce43" office:value-type="string" calcext:value-type="string">
            <text:p>LUCY MEIRE APARECIDA MENEZES FLORES KAISER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03646" calcext:value-type="float">
            <text:p>3303646</text:p>
          </table:table-cell>
          <table:table-cell table:style-name="ce43" office:value-type="string" calcext:value-type="string">
            <text:p>LUIS GUSTAVO MARTINS SANTOS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82233" calcext:value-type="float">
            <text:p>1682233</text:p>
          </table:table-cell>
          <table:table-cell table:style-name="ce43" office:value-type="string" calcext:value-type="string">
            <text:p>MAIC CASTILHO KIRCHNER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72318" calcext:value-type="float">
            <text:p>1672318</text:p>
          </table:table-cell>
          <table:table-cell table:style-name="ce43" office:value-type="string" calcext:value-type="string">
            <text:p>MARCELA REGINA PORTA DE SOUSA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879" calcext:value-type="float">
            <text:p>1807879</text:p>
          </table:table-cell>
          <table:table-cell table:style-name="ce43" office:value-type="string" calcext:value-type="string">
            <text:p>MARCIA STRASSBURGER ARAÚJO</text:p>
          </table:table-cell>
          <table:table-cell table:style-name="ce43" office:value-type="float" office:value="23" calcext:value-type="float">
            <text:p>2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541215" calcext:value-type="float">
            <text:p>2541215</text:p>
          </table:table-cell>
          <table:table-cell table:style-name="ce43" office:value-type="string" calcext:value-type="string">
            <text:p>MARCO ANTONIO YUKISHIGUE KAIMOTI</text:p>
          </table:table-cell>
          <table:table-cell table:style-name="ce4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560" calcext:value-type="float">
            <text:p>1801560</text:p>
          </table:table-cell>
          <table:table-cell table:style-name="ce43" office:value-type="string" calcext:value-type="string">
            <text:p>MARIA APARECIDA DE SOUZA</text:p>
          </table:table-cell>
          <table:table-cell table:style-name="ce4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203341" calcext:value-type="float">
            <text:p>1203341</text:p>
          </table:table-cell>
          <table:table-cell table:style-name="ce43" office:value-type="string" calcext:value-type="string">
            <text:p>MARIA FERNANDA DE CASTRO BURBARELLI</text:p>
          </table:table-cell>
          <table:table-cell table:style-name="ce4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80640" calcext:value-type="float">
            <text:p>1880640</text:p>
          </table:table-cell>
          <table:table-cell table:style-name="ce43" office:value-type="string" calcext:value-type="string">
            <text:p>MATEUS RIBEIRO MARQUES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6899" calcext:value-type="float">
            <text:p>1806899</text:p>
          </table:table-cell>
          <table:table-cell table:style-name="ce43" office:value-type="string" calcext:value-type="string">
            <text:p>MAURÍLIO CASSIANO MARQUES DA SILVA</text:p>
          </table:table-cell>
          <table:table-cell table:style-name="ce43" office:value-type="float" office:value="16" calcext:value-type="float">
            <text:p>1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013114" calcext:value-type="float">
            <text:p>3013114</text:p>
          </table:table-cell>
          <table:table-cell table:style-name="ce43" office:value-type="string" calcext:value-type="string">
            <text:p>MICHELI LUANI PEREIRA</text:p>
          </table:table-cell>
          <table:table-cell table:style-name="ce43" office:value-type="float" office:value="26" calcext:value-type="float">
            <text:p>2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2083" calcext:value-type="float">
            <text:p>1802083</text:p>
          </table:table-cell>
          <table:table-cell table:style-name="ce43" office:value-type="string" calcext:value-type="string">
            <text:p>NAARA SIQUEIRA DE ARAGAO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469" calcext:value-type="float">
            <text:p>1801469</text:p>
          </table:table-cell>
          <table:table-cell table:style-name="ce43" office:value-type="string" calcext:value-type="string">
            <text:p>NATHALIE GAEBLER VASCONCELOS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830" calcext:value-type="float">
            <text:p>1808830</text:p>
          </table:table-cell>
          <table:table-cell table:style-name="ce43" office:value-type="string" calcext:value-type="string">
            <text:p>NILVA ROMERA NOGUEIRA</text:p>
          </table:table-cell>
          <table:table-cell table:style-name="ce43" office:value-type="float" office:value="26" calcext:value-type="float">
            <text:p>2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7688" calcext:value-type="float">
            <text:p>1807688</text:p>
          </table:table-cell>
          <table:table-cell table:style-name="ce43" office:value-type="string" calcext:value-type="string">
            <text:p>PATRICIA ESQUIVEL DA SILVA</text:p>
          </table:table-cell>
          <table:table-cell table:style-name="ce43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054358" calcext:value-type="float">
            <text:p>1054358</text:p>
          </table:table-cell>
          <table:table-cell table:style-name="ce43" office:value-type="string" calcext:value-type="string">
            <text:p>PATRICIA VANDIRA PEDROSO DOS SANTOS LIMA</text:p>
          </table:table-cell>
          <table:table-cell table:style-name="ce43" office:value-type="float" office:value="16" calcext:value-type="float">
            <text:p>1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472" calcext:value-type="float">
            <text:p>1801472</text:p>
          </table:table-cell>
          <table:table-cell table:style-name="ce43" office:value-type="string" calcext:value-type="string">
            <text:p>PAULO CÉSAR DE PAULA VASCONCELOS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052979" calcext:value-type="float">
            <text:p>1052979</text:p>
          </table:table-cell>
          <table:table-cell table:style-name="ce43" office:value-type="string" calcext:value-type="string">
            <text:p>PAULO EDSON MISOKAMI OLIVEIRA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90134" calcext:value-type="float">
            <text:p>3390134</text:p>
          </table:table-cell>
          <table:table-cell table:style-name="ce43" office:value-type="string" calcext:value-type="string">
            <text:p>PEDRO RAMOS BRANDÃO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81994" calcext:value-type="float">
            <text:p>1681994</text:p>
          </table:table-cell>
          <table:table-cell table:style-name="ce43" office:value-type="string" calcext:value-type="string">
            <text:p>PEDRO VIEIRA REGO NETO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72234" calcext:value-type="float">
            <text:p>1672234</text:p>
          </table:table-cell>
          <table:table-cell table:style-name="ce43" office:value-type="string" calcext:value-type="string">
            <text:p>REGINA FARIAS DE SOUZA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752787" calcext:value-type="float">
            <text:p>2752787</text:p>
          </table:table-cell>
          <table:table-cell table:style-name="ce43" office:value-type="string" calcext:value-type="string">
            <text:p>RICARDO FRANCA DE BRITO</text:p>
          </table:table-cell>
          <table:table-cell table:style-name="ce4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8075" calcext:value-type="float">
            <text:p>1808075</text:p>
          </table:table-cell>
          <table:table-cell table:style-name="ce43" office:value-type="string" calcext:value-type="string">
            <text:p>ROBERTO RORATTO CARMINATI</text:p>
          </table:table-cell>
          <table:table-cell table:style-name="ce43" office:value-type="float" office:value="25" calcext:value-type="float">
            <text:p>2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481" calcext:value-type="float">
            <text:p>1801481</text:p>
          </table:table-cell>
          <table:table-cell table:style-name="ce43" office:value-type="string" calcext:value-type="string">
            <text:p>RODRIGO ALEXANDRE TEIXEIRA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888581" calcext:value-type="float">
            <text:p>2888581</text:p>
          </table:table-cell>
          <table:table-cell table:style-name="ce43" office:value-type="string" calcext:value-type="string">
            <text:p>RODRIGO DANIEL CASTIGLIONI AGUERO</text:p>
          </table:table-cell>
          <table:table-cell table:style-name="ce4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75952" calcext:value-type="float">
            <text:p>1675952</text:p>
          </table:table-cell>
          <table:table-cell table:style-name="ce43" office:value-type="string" calcext:value-type="string">
            <text:p>RONALDO PASQUIM DE ARAÚJO</text:p>
          </table:table-cell>
          <table:table-cell table:style-name="ce4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912827" calcext:value-type="float">
            <text:p>1912827</text:p>
          </table:table-cell>
          <table:table-cell table:style-name="ce43" office:value-type="string" calcext:value-type="string">
            <text:p>SANDRA MARA BARICHELLO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11935" calcext:value-type="float">
            <text:p>1811935</text:p>
          </table:table-cell>
          <table:table-cell table:style-name="ce43" office:value-type="string" calcext:value-type="string">
            <text:p>SELMA DOS SANTOS BRITO</text:p>
          </table:table-cell>
          <table:table-cell table:style-name="ce43" office:value-type="float" office:value="21" calcext:value-type="float">
            <text:p>2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674737" calcext:value-type="float">
            <text:p>1674737</text:p>
          </table:table-cell>
          <table:table-cell table:style-name="ce43" office:value-type="string" calcext:value-type="string">
            <text:p>SUSANA GUIMARAES DE PAULA</text:p>
          </table:table-cell>
          <table:table-cell table:style-name="ce4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196602" calcext:value-type="float">
            <text:p>2196602</text:p>
          </table:table-cell>
          <table:table-cell table:style-name="ce43" office:value-type="string" calcext:value-type="string">
            <text:p>SUZI CRISTINY DA COSTA MARQUES</text:p>
          </table:table-cell>
          <table:table-cell table:style-name="ce43" office:value-type="float" office:value="25" calcext:value-type="float">
            <text:p>2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564" calcext:value-type="float">
            <text:p>1801564</text:p>
          </table:table-cell>
          <table:table-cell table:style-name="ce43" office:value-type="string" calcext:value-type="string">
            <text:p>TATIANA CARVALHO DA SILVA</text:p>
          </table:table-cell>
          <table:table-cell table:style-name="ce4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915919" calcext:value-type="float">
            <text:p>1915919</text:p>
          </table:table-cell>
          <table:table-cell table:style-name="ce43" office:value-type="string" calcext:value-type="string">
            <text:p>THAYANE ESPINDOLA PEREZ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666710" calcext:value-type="float">
            <text:p>2666710</text:p>
          </table:table-cell>
          <table:table-cell table:style-name="ce43" office:value-type="string" calcext:value-type="string">
            <text:p>THIAGO BASSO</text:p>
          </table:table-cell>
          <table:table-cell table:style-name="ce43" office:value-type="float" office:value="18" calcext:value-type="float">
            <text:p>1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314379" calcext:value-type="float">
            <text:p>1314379</text:p>
          </table:table-cell>
          <table:table-cell table:style-name="ce43" office:value-type="string" calcext:value-type="string">
            <text:p>VALERIA DA SILVA RODRIGUES ESPIRANDELY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3390100" calcext:value-type="float">
            <text:p>3390100</text:p>
          </table:table-cell>
          <table:table-cell table:style-name="ce43" office:value-type="string" calcext:value-type="string">
            <text:p>VINICIUS APARECIDO REIS DE ANDRADE</text:p>
          </table:table-cell>
          <table:table-cell table:style-name="ce4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1802025" calcext:value-type="float">
            <text:p>1802025</text:p>
          </table:table-cell>
          <table:table-cell table:style-name="ce43" office:value-type="string" calcext:value-type="string">
            <text:p>WANALINE FONSECA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9" office:value-type="float" office:value="2037789" calcext:value-type="float">
            <text:p>2037789</text:p>
          </table:table-cell>
          <table:table-cell table:style-name="ce39" office:value-type="string" calcext:value-type="string">
            <text:p>EVELLYN KEURY GONZALES MALDONADO SIBIN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29794" calcext:value-type="float">
            <text:p>1329794</text:p>
          </table:table-cell>
          <table:table-cell table:style-name="ce39" office:value-type="string" calcext:value-type="string">
            <text:p>ADRIANA SATHIE OZAKI HIRATA</text:p>
          </table:table-cell>
          <table:table-cell table:style-name="ce39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7415" calcext:value-type="float">
            <text:p>1667415</text:p>
          </table:table-cell>
          <table:table-cell table:style-name="ce39" office:value-type="string" calcext:value-type="string">
            <text:p>IVANIR MARTINS DE SOUZA</text:p>
          </table:table-cell>
          <table:table-cell table:style-name="ce39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913094" calcext:value-type="float">
            <text:p>2913094</text:p>
          </table:table-cell>
          <table:table-cell table:style-name="ce39" office:value-type="string" calcext:value-type="string">
            <text:p>IVAN CLAUDINO HERRMANN</text:p>
          </table:table-cell>
          <table:table-cell table:style-name="ce39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7191" calcext:value-type="float">
            <text:p>1667191</text:p>
          </table:table-cell>
          <table:table-cell table:style-name="ce39" office:value-type="string" calcext:value-type="string">
            <text:p>MARIA GIZELMA DE MENEZES GRESSLER</text:p>
          </table:table-cell>
          <table:table-cell table:style-name="ce39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668182" calcext:value-type="float">
            <text:p>2668182</text:p>
          </table:table-cell>
          <table:table-cell table:style-name="ce39" office:value-type="string" calcext:value-type="string">
            <text:p>MARCELO TOMPOROSKI PEREZ</text:p>
          </table:table-cell>
          <table:table-cell table:style-name="ce39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217906" calcext:value-type="float">
            <text:p>1217906</text:p>
          </table:table-cell>
          <table:table-cell table:style-name="ce39" office:value-type="string" calcext:value-type="string">
            <text:p>MARIANA FERNANDES</text:p>
          </table:table-cell>
          <table:table-cell table:style-name="ce39" office:value-type="float" office:value="11" calcext:value-type="float">
            <text:p>1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384" calcext:value-type="float">
            <text:p>1668384</text:p>
          </table:table-cell>
          <table:table-cell table:style-name="ce39" office:value-type="string" calcext:value-type="string">
            <text:p>CRISTIANE STOLTE</text:p>
          </table:table-cell>
          <table:table-cell table:style-name="ce39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101" calcext:value-type="float">
            <text:p>1668101</text:p>
          </table:table-cell>
          <table:table-cell table:style-name="ce39" office:value-type="string" calcext:value-type="string">
            <text:p>KATIA CRISTINA ZANATTA</text:p>
          </table:table-cell>
          <table:table-cell table:style-name="ce39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105" calcext:value-type="float">
            <text:p>1668105</text:p>
          </table:table-cell>
          <table:table-cell table:style-name="ce39" office:value-type="string" calcext:value-type="string">
            <text:p>REGINA ALVES PEDROSA BALBINO</text:p>
          </table:table-cell>
          <table:table-cell table:style-name="ce39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546" calcext:value-type="float">
            <text:p>1668546</text:p>
          </table:table-cell>
          <table:table-cell table:style-name="ce39" office:value-type="string" calcext:value-type="string">
            <text:p>CARLOS ALEXSANDER SIMÃO NARCISO JUNIOR</text:p>
          </table:table-cell>
          <table:table-cell table:style-name="ce39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383" calcext:value-type="float">
            <text:p>1668383</text:p>
          </table:table-cell>
          <table:table-cell table:style-name="ce39" office:value-type="string" calcext:value-type="string">
            <text:p>FERNANDA VIEIRA KLEIN TEIXEIRA LOPES</text:p>
          </table:table-cell>
          <table:table-cell table:style-name="ce39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388" calcext:value-type="float">
            <text:p>1668388</text:p>
          </table:table-cell>
          <table:table-cell table:style-name="ce39" office:value-type="string" calcext:value-type="string">
            <text:p>FRANCINA EVARISTO DE SOUSA</text:p>
          </table:table-cell>
          <table:table-cell table:style-name="ce39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758" calcext:value-type="float">
            <text:p>1668758</text:p>
          </table:table-cell>
          <table:table-cell table:style-name="ce39" office:value-type="string" calcext:value-type="string">
            <text:p>RAMÃO SOUZA DE DEUS JUNIOR</text:p>
          </table:table-cell>
          <table:table-cell table:style-name="ce39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387" calcext:value-type="float">
            <text:p>1668387</text:p>
          </table:table-cell>
          <table:table-cell table:style-name="ce39" office:value-type="string" calcext:value-type="string">
            <text:p>THAIS DE BRITTO LOPES CORREA</text:p>
          </table:table-cell>
          <table:table-cell table:style-name="ce39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8712" calcext:value-type="float">
            <text:p>1668712</text:p>
          </table:table-cell>
          <table:table-cell table:style-name="ce39" office:value-type="string" calcext:value-type="string">
            <text:p>ANDERSON ROGÉRIO MOLGORA</text:p>
          </table:table-cell>
          <table:table-cell table:style-name="ce39" office:value-type="float" office:value="14" calcext:value-type="float">
            <text:p>14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045653" calcext:value-type="float">
            <text:p>2045653</text:p>
          </table:table-cell>
          <table:table-cell table:style-name="ce39" office:value-type="string" calcext:value-type="string">
            <text:p>CLEIDE ADRIANE SIGNOR TIRLONI</text:p>
          </table:table-cell>
          <table:table-cell table:style-name="ce39"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9836" calcext:value-type="float">
            <text:p>1669836</text:p>
          </table:table-cell>
          <table:table-cell table:style-name="ce39" office:value-type="string" calcext:value-type="string">
            <text:p>FELIPE DE ALMEIDA BORGES</text:p>
          </table:table-cell>
          <table:table-cell table:style-name="ce39" office:value-type="float" office:value="16" calcext:value-type="float">
            <text:p>1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8175" calcext:value-type="float">
            <text:p>1798175</text:p>
          </table:table-cell>
          <table:table-cell table:style-name="ce39" office:value-type="string" calcext:value-type="string">
            <text:p>KEILA MIDORI OSHIRO</text:p>
          </table:table-cell>
          <table:table-cell table:style-name="ce39" office:value-type="float" office:value="16" calcext:value-type="float">
            <text:p>1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9927" calcext:value-type="float">
            <text:p>1799927</text:p>
          </table:table-cell>
          <table:table-cell table:style-name="ce39" office:value-type="string" calcext:value-type="string">
            <text:p>RONALDO JOSE DA SILVA</text:p>
          </table:table-cell>
          <table:table-cell table:style-name="ce39" office:value-type="float" office:value="16" calcext:value-type="float">
            <text:p>1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9665" calcext:value-type="float">
            <text:p>1669665</text:p>
          </table:table-cell>
          <table:table-cell table:style-name="ce39" office:value-type="string" calcext:value-type="string">
            <text:p>THALES ALBANO DE SOUSA PIMENTA</text:p>
          </table:table-cell>
          <table:table-cell table:style-name="ce39" office:value-type="float" office:value="16" calcext:value-type="float">
            <text:p>1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75916" calcext:value-type="float">
            <text:p>1575916</text:p>
          </table:table-cell>
          <table:table-cell table:style-name="ce39" office:value-type="string" calcext:value-type="string">
            <text:p>ELISANGÊLA ROMERO BRUNO</text:p>
          </table:table-cell>
          <table:table-cell table:style-name="ce39" office:value-type="float" office:value="17" calcext:value-type="float">
            <text:p>1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9921" calcext:value-type="float">
            <text:p>1799921</text:p>
          </table:table-cell>
          <table:table-cell table:style-name="ce39" office:value-type="string" calcext:value-type="string">
            <text:p>CRISTIANE DE SA DAN</text:p>
          </table:table-cell>
          <table:table-cell table:style-name="ce39" office:value-type="float" office:value="18" calcext:value-type="float">
            <text:p>18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9900" calcext:value-type="float">
            <text:p>1799900</text:p>
          </table:table-cell>
          <table:table-cell table:style-name="ce39" office:value-type="string" calcext:value-type="string">
            <text:p>JACKELINE CAMARGOS PEREIRA</text:p>
          </table:table-cell>
          <table:table-cell table:style-name="ce39" office:value-type="float" office:value="19" calcext:value-type="float">
            <text:p>19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71976" calcext:value-type="float">
            <text:p>1371976</text:p>
          </table:table-cell>
          <table:table-cell table:style-name="ce39" office:value-type="string" calcext:value-type="string">
            <text:p>JACQUELINE DOS SANTOS</text:p>
          </table:table-cell>
          <table:table-cell table:style-name="ce39" office:value-type="float" office:value="19" calcext:value-type="float">
            <text:p>19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71493" calcext:value-type="float">
            <text:p>1671493</text:p>
          </table:table-cell>
          <table:table-cell table:style-name="ce39" office:value-type="string" calcext:value-type="string">
            <text:p>WESLEY BATISTA AKAHOSHI</text:p>
          </table:table-cell>
          <table:table-cell table:style-name="ce39" office:value-type="float" office:value="21" calcext:value-type="float">
            <text:p>2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798665" calcext:value-type="float">
            <text:p>2798665</text:p>
          </table:table-cell>
          <table:table-cell table:style-name="ce39" office:value-type="string" calcext:value-type="string">
            <text:p>ROSALINA DANTAS DA SILVA</text:p>
          </table:table-cell>
          <table:table-cell table:style-name="ce39" office:value-type="float" office:value="22" calcext:value-type="float">
            <text:p>2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71443" calcext:value-type="float">
            <text:p>1671443</text:p>
          </table:table-cell>
          <table:table-cell table:style-name="ce39" office:value-type="string" calcext:value-type="string">
            <text:p>SOLAINE APARECIDA RODRIGUES</text:p>
          </table:table-cell>
          <table:table-cell table:style-name="ce39" office:value-type="float" office:value="22" calcext:value-type="float">
            <text:p>2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71460" calcext:value-type="float">
            <text:p>1671460</text:p>
          </table:table-cell>
          <table:table-cell table:style-name="ce39" office:value-type="string" calcext:value-type="string">
            <text:p>VERA LUCIA DIAS CRISTALDO BERBEL</text:p>
          </table:table-cell>
          <table:table-cell table:style-name="ce39" office:value-type="float" office:value="22" calcext:value-type="float">
            <text:p>2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387" calcext:value-type="float">
            <text:p>1800387</text:p>
          </table:table-cell>
          <table:table-cell table:style-name="ce39" office:value-type="string" calcext:value-type="string">
            <text:p>ANA PAULA DOS SANTOS MIRA</text:p>
          </table:table-cell>
          <table:table-cell table:style-name="ce39" office:value-type="float" office:value="23" calcext:value-type="float">
            <text:p>2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349" calcext:value-type="float">
            <text:p>1800349</text:p>
          </table:table-cell>
          <table:table-cell table:style-name="ce39" office:value-type="string" calcext:value-type="string">
            <text:p>KELLE CRISTHIANE SORIA VIEIRA BENEDETTI</text:p>
          </table:table-cell>
          <table:table-cell table:style-name="ce39" office:value-type="float" office:value="23" calcext:value-type="float">
            <text:p>2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454" calcext:value-type="float">
            <text:p>1800454</text:p>
          </table:table-cell>
          <table:table-cell table:style-name="ce39" office:value-type="string" calcext:value-type="string">
            <text:p>RENATA RODRIGUES DE PAULA</text:p>
          </table:table-cell>
          <table:table-cell table:style-name="ce39" office:value-type="float" office:value="23" calcext:value-type="float">
            <text:p>2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400" calcext:value-type="float">
            <text:p>1800400</text:p>
          </table:table-cell>
          <table:table-cell table:style-name="ce39" office:value-type="string" calcext:value-type="string">
            <text:p>WANDERLEI ONOFRE SCHMITZ</text:p>
          </table:table-cell>
          <table:table-cell table:style-name="ce39" office:value-type="float" office:value="23" calcext:value-type="float">
            <text:p>2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603" calcext:value-type="float">
            <text:p>1801603</text:p>
          </table:table-cell>
          <table:table-cell table:style-name="ce39" office:value-type="string" calcext:value-type="string">
            <text:p>ANGELA MENDONCA DE SOUZA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71439" calcext:value-type="float">
            <text:p>1671439</text:p>
          </table:table-cell>
          <table:table-cell table:style-name="ce39" office:value-type="string" calcext:value-type="string">
            <text:p>ANGELA WATTE SCHWINGEL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729" calcext:value-type="float">
            <text:p>1800729</text:p>
          </table:table-cell>
          <table:table-cell table:style-name="ce39" office:value-type="string" calcext:value-type="string">
            <text:p>CLARICE MARTINS LIMA MAEBARA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7241" calcext:value-type="float">
            <text:p>1757241</text:p>
          </table:table-cell>
          <table:table-cell table:style-name="ce39" office:value-type="string" calcext:value-type="string">
            <text:p>CLEISON MARIN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366" calcext:value-type="float">
            <text:p>1800366</text:p>
          </table:table-cell>
          <table:table-cell table:style-name="ce39" office:value-type="string" calcext:value-type="string">
            <text:p>ELISANGELA LUNA CABRERA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506" calcext:value-type="float">
            <text:p>1800506</text:p>
          </table:table-cell>
          <table:table-cell table:style-name="ce39" office:value-type="string" calcext:value-type="string">
            <text:p>ESTHER LAURA CARVALHO DE JESUS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71796" calcext:value-type="float">
            <text:p>1671796</text:p>
          </table:table-cell>
          <table:table-cell table:style-name="ce39" office:value-type="string" calcext:value-type="string">
            <text:p>GILBERTO PEDERIVA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525" calcext:value-type="float">
            <text:p>1800525</text:p>
          </table:table-cell>
          <table:table-cell table:style-name="ce39" office:value-type="string" calcext:value-type="string">
            <text:p>KELLY DA SILVA BARBOZA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438" calcext:value-type="float">
            <text:p>1800438</text:p>
          </table:table-cell>
          <table:table-cell table:style-name="ce39" office:value-type="string" calcext:value-type="string">
            <text:p>RENATA VIEBRANTZ ENNE SGARBI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414" calcext:value-type="float">
            <text:p>1800414</text:p>
          </table:table-cell>
          <table:table-cell table:style-name="ce39" office:value-type="string" calcext:value-type="string">
            <text:p>SYSSA REINO ZANOVELLO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516" calcext:value-type="float">
            <text:p>1800516</text:p>
          </table:table-cell>
          <table:table-cell table:style-name="ce39" office:value-type="string" calcext:value-type="string">
            <text:p>THANIZE CONTICELI TEODOSIO DE OLIVEIRA</text:p>
          </table:table-cell>
          <table:table-cell table:style-name="ce39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674421" calcext:value-type="float">
            <text:p>2674421</text:p>
          </table:table-cell>
          <table:table-cell table:style-name="ce39" office:value-type="string" calcext:value-type="string">
            <text:p>ALEX FRAGA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540" calcext:value-type="float">
            <text:p>1800540</text:p>
          </table:table-cell>
          <table:table-cell table:style-name="ce39" office:value-type="string" calcext:value-type="string">
            <text:p>ALEXSANDRA GOMES ROSSI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496528" calcext:value-type="float">
            <text:p>3496528</text:p>
          </table:table-cell>
          <table:table-cell table:style-name="ce39" office:value-type="string" calcext:value-type="string">
            <text:p>CRISTIANO RODRIGUES FERNANDES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510" calcext:value-type="float">
            <text:p>1800510</text:p>
          </table:table-cell>
          <table:table-cell table:style-name="ce39" office:value-type="string" calcext:value-type="string">
            <text:p>GRACIELA MENDONCA DOS SANTOS BET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790703" calcext:value-type="float">
            <text:p>2790703</text:p>
          </table:table-cell>
          <table:table-cell table:style-name="ce39" office:value-type="string" calcext:value-type="string">
            <text:p>JULIANA CLARA SIMIONI WIETHOLTER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71549" calcext:value-type="float">
            <text:p>1671549</text:p>
          </table:table-cell>
          <table:table-cell table:style-name="ce39" office:value-type="string" calcext:value-type="string">
            <text:p>KARINA ROSICLER ESTELAMARES E SILVA RODRIGUES LONGO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807345" calcext:value-type="float">
            <text:p>2807345</text:p>
          </table:table-cell>
          <table:table-cell table:style-name="ce39" office:value-type="string" calcext:value-type="string">
            <text:p>KATIA KATSUMI ARAKAKI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513" calcext:value-type="float">
            <text:p>1800513</text:p>
          </table:table-cell>
          <table:table-cell table:style-name="ce39" office:value-type="string" calcext:value-type="string">
            <text:p>MICHELLE VASCONCELOS BERNARDI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85610" calcext:value-type="float">
            <text:p>1685610</text:p>
          </table:table-cell>
          <table:table-cell table:style-name="ce39" office:value-type="string" calcext:value-type="string">
            <text:p>PAULO FREIRE SOBRINHO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514" calcext:value-type="float">
            <text:p>1800514</text:p>
          </table:table-cell>
          <table:table-cell table:style-name="ce39" office:value-type="string" calcext:value-type="string">
            <text:p>ROSELI PEREIRA DAN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5052" calcext:value-type="float">
            <text:p>2145052</text:p>
          </table:table-cell>
          <table:table-cell table:style-name="ce39" office:value-type="string" calcext:value-type="string">
            <text:p>SANDRA FERNANDES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930" calcext:value-type="float">
            <text:p>1801930</text:p>
          </table:table-cell>
          <table:table-cell table:style-name="ce39" office:value-type="string" calcext:value-type="string">
            <text:p>TIAGO AMADOR CORREIA</text:p>
          </table:table-cell>
          <table:table-cell table:style-name="ce39" office:value-type="float" office:value="27" calcext:value-type="float">
            <text:p>2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763" calcext:value-type="float">
            <text:p>1800763</text:p>
          </table:table-cell>
          <table:table-cell table:style-name="ce39" office:value-type="string" calcext:value-type="string">
            <text:p>ANDREA DA SILVA SANTOS</text:p>
          </table:table-cell>
          <table:table-cell table:style-name="ce39" office:value-type="float" office:value="29" calcext:value-type="float">
            <text:p>29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911776" calcext:value-type="float">
            <text:p>1911776</text:p>
          </table:table-cell>
          <table:table-cell table:style-name="ce39" office:value-type="string" calcext:value-type="string">
            <text:p>ALEXANDRE GRENDENE</text:p>
          </table:table-cell>
          <table:table-cell table:style-name="ce39" office:value-type="float" office:value="30" calcext:value-type="float">
            <text:p>3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911640" calcext:value-type="float">
            <text:p>1911640</text:p>
          </table:table-cell>
          <table:table-cell table:style-name="ce39" office:value-type="string" calcext:value-type="string">
            <text:p>CRISTIANE APARECIDA DA SILVA</text:p>
          </table:table-cell>
          <table:table-cell table:style-name="ce39" office:value-type="float" office:value="30" calcext:value-type="float">
            <text:p>3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476" calcext:value-type="float">
            <text:p>1801476</text:p>
          </table:table-cell>
          <table:table-cell table:style-name="ce39" office:value-type="string" calcext:value-type="string">
            <text:p>MARCELO DA SILVA</text:p>
          </table:table-cell>
          <table:table-cell table:style-name="ce39" office:value-type="float" office:value="30" calcext:value-type="float">
            <text:p>3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1849" calcext:value-type="float">
            <text:p>1801849</text:p>
          </table:table-cell>
          <table:table-cell table:style-name="ce39" office:value-type="string" calcext:value-type="string">
            <text:p>MICHELI GUARDIANO TORRES FONTES</text:p>
          </table:table-cell>
          <table:table-cell table:style-name="ce39" office:value-type="float" office:value="30" calcext:value-type="float">
            <text:p>3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141612" calcext:value-type="float">
            <text:p>3141612</text:p>
          </table:table-cell>
          <table:table-cell table:style-name="ce39" office:value-type="string" calcext:value-type="string">
            <text:p>TATIANE VALERIA RODRIGUES</text:p>
          </table:table-cell>
          <table:table-cell table:style-name="ce39" office:value-type="float" office:value="31" calcext:value-type="float">
            <text:p>3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00530" calcext:value-type="float">
            <text:p>1800530</text:p>
          </table:table-cell>
          <table:table-cell table:style-name="ce39" office:value-type="string" calcext:value-type="string">
            <text:p>WALTER ALVES PEIXOTO</text:p>
          </table:table-cell>
          <table:table-cell table:style-name="ce39" office:value-type="float" office:value="31" calcext:value-type="float">
            <text:p>3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38571" calcext:value-type="float">
            <text:p>1638571</text:p>
          </table:table-cell>
          <table:table-cell table:style-name="ce39" office:value-type="string" calcext:value-type="string">
            <text:p>CASSIO DE LIMA MARSIGLI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1470" calcext:value-type="float">
            <text:p>1751470</text:p>
          </table:table-cell>
          <table:table-cell table:style-name="ce39" office:value-type="string" calcext:value-type="string">
            <text:p>EDERSON MARCELO KLEIN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35333" calcext:value-type="float">
            <text:p>2135333</text:p>
          </table:table-cell>
          <table:table-cell table:style-name="ce39" office:value-type="string" calcext:value-type="string">
            <text:p>ANDERSON ROSS BIAZE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76926" calcext:value-type="float">
            <text:p>1876926</text:p>
          </table:table-cell>
          <table:table-cell table:style-name="ce39" office:value-type="string" calcext:value-type="string">
            <text:p>PAULO MARCELO CANAZZA DA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825606" calcext:value-type="float">
            <text:p>2825606</text:p>
          </table:table-cell>
          <table:table-cell table:style-name="ce39" office:value-type="string" calcext:value-type="string">
            <text:p>MICHELLE VISCARD SANT AN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0083" calcext:value-type="float">
            <text:p>2140083</text:p>
          </table:table-cell>
          <table:table-cell table:style-name="ce39" office:value-type="string" calcext:value-type="string">
            <text:p>GABRIEL VIANA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720786" calcext:value-type="float">
            <text:p>2720786</text:p>
          </table:table-cell>
          <table:table-cell table:style-name="ce39" office:value-type="string" calcext:value-type="string">
            <text:p>GRAZIELA MOURA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0488" calcext:value-type="float">
            <text:p>2140488</text:p>
          </table:table-cell>
          <table:table-cell table:style-name="ce39" office:value-type="string" calcext:value-type="string">
            <text:p>LIGIA BOARIN ALCALD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099951" calcext:value-type="float">
            <text:p>1099951</text:p>
          </table:table-cell>
          <table:table-cell table:style-name="ce39" office:value-type="string" calcext:value-type="string">
            <text:p>LUCIANO PASTOR DE LIM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69916" calcext:value-type="float">
            <text:p>3269916</text:p>
          </table:table-cell>
          <table:table-cell table:style-name="ce39" office:value-type="string" calcext:value-type="string">
            <text:p>ADRIANA PEREIRA DA SILVA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0130" calcext:value-type="float">
            <text:p>1760130</text:p>
          </table:table-cell>
          <table:table-cell table:style-name="ce39" office:value-type="string" calcext:value-type="string">
            <text:p>ADRIANA ONOFRE SCHMITZ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8948" calcext:value-type="float">
            <text:p>1758948</text:p>
          </table:table-cell>
          <table:table-cell table:style-name="ce39" office:value-type="string" calcext:value-type="string">
            <text:p>ALEXSANDRA VILA MAIOR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2568" calcext:value-type="float">
            <text:p>1752568</text:p>
          </table:table-cell>
          <table:table-cell table:style-name="ce39" office:value-type="string" calcext:value-type="string">
            <text:p>CARLOS HENRIQUE COSTA DE OLIV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2526" calcext:value-type="float">
            <text:p>1752526</text:p>
          </table:table-cell>
          <table:table-cell table:style-name="ce39" office:value-type="string" calcext:value-type="string">
            <text:p>ERIKA RIROMI TAKEB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2579" calcext:value-type="float">
            <text:p>1752579</text:p>
          </table:table-cell>
          <table:table-cell table:style-name="ce39" office:value-type="string" calcext:value-type="string">
            <text:p>GIOVANNI BONADIO LOP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3582" calcext:value-type="float">
            <text:p>1753582</text:p>
          </table:table-cell>
          <table:table-cell table:style-name="ce39" office:value-type="string" calcext:value-type="string">
            <text:p>STELLA ADRIANA ZANCHETT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408675" calcext:value-type="float">
            <text:p>2408675</text:p>
          </table:table-cell>
          <table:table-cell table:style-name="ce39" office:value-type="string" calcext:value-type="string">
            <text:p>VALQUÍRIA LOPES MARTINEZ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2587" calcext:value-type="float">
            <text:p>1752587</text:p>
          </table:table-cell>
          <table:table-cell table:style-name="ce39" office:value-type="string" calcext:value-type="string">
            <text:p>WALTECIR CARDOSO PER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3725" calcext:value-type="float">
            <text:p>1753725</text:p>
          </table:table-cell>
          <table:table-cell table:style-name="ce39" office:value-type="string" calcext:value-type="string">
            <text:p>ALESSANDRA NARCISO SIMÃ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1045" calcext:value-type="float">
            <text:p>2141045</text:p>
          </table:table-cell>
          <table:table-cell table:style-name="ce39" office:value-type="string" calcext:value-type="string">
            <text:p>ALESSANDRA DAL POZZO ROCHA BERNAL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1101" calcext:value-type="float">
            <text:p>2141101</text:p>
          </table:table-cell>
          <table:table-cell table:style-name="ce39" office:value-type="string" calcext:value-type="string">
            <text:p>CAROLINE MIYUKI TA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0556" calcext:value-type="float">
            <text:p>2140556</text:p>
          </table:table-cell>
          <table:table-cell table:style-name="ce39" office:value-type="string" calcext:value-type="string">
            <text:p>DANIELA ANTONIASSI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129193" calcext:value-type="float">
            <text:p>1129193</text:p>
          </table:table-cell>
          <table:table-cell table:style-name="ce39" office:value-type="string" calcext:value-type="string">
            <text:p>IGOR HOLZBACH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102531" calcext:value-type="float">
            <text:p>1102531</text:p>
          </table:table-cell>
          <table:table-cell table:style-name="ce39" office:value-type="string" calcext:value-type="string">
            <text:p>JULIANA WENGRAT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0731" calcext:value-type="float">
            <text:p>2140731</text:p>
          </table:table-cell>
          <table:table-cell table:style-name="ce39" office:value-type="string" calcext:value-type="string">
            <text:p>MARIA LUCIA SANTOS PER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152575" calcext:value-type="float">
            <text:p>1152575</text:p>
          </table:table-cell>
          <table:table-cell table:style-name="ce39" office:value-type="string" calcext:value-type="string">
            <text:p>JULIANA BENITES PADUA GOM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3100" calcext:value-type="float">
            <text:p>2143100</text:p>
          </table:table-cell>
          <table:table-cell table:style-name="ce39" office:value-type="string" calcext:value-type="string">
            <text:p>RODRIGO BRUNET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3606" calcext:value-type="float">
            <text:p>2143606</text:p>
          </table:table-cell>
          <table:table-cell table:style-name="ce39" office:value-type="string" calcext:value-type="string">
            <text:p>VINICIUS OLIVEIRA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410508" calcext:value-type="float">
            <text:p>2410508</text:p>
          </table:table-cell>
          <table:table-cell table:style-name="ce39" office:value-type="string" calcext:value-type="string">
            <text:p>KAMILA DE ALMEIDA MONACO MELL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2302" calcext:value-type="float">
            <text:p>2142302</text:p>
          </table:table-cell>
          <table:table-cell table:style-name="ce39" office:value-type="string" calcext:value-type="string">
            <text:p>ANDRE LUIS DE OLIVEIRA PAZIN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8896" calcext:value-type="float">
            <text:p>1758896</text:p>
          </table:table-cell>
          <table:table-cell table:style-name="ce39" office:value-type="string" calcext:value-type="string">
            <text:p>EDIANE RODRIGUES DE OLIV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5084" calcext:value-type="float">
            <text:p>1755084</text:p>
          </table:table-cell>
          <table:table-cell table:style-name="ce39" office:value-type="string" calcext:value-type="string">
            <text:p>JONAS DE PAULA OLIV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1938" calcext:value-type="float">
            <text:p>1761938</text:p>
          </table:table-cell>
          <table:table-cell table:style-name="ce39" office:value-type="string" calcext:value-type="string">
            <text:p>MELISSA NEGRÃO SEPULVID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054676" calcext:value-type="float">
            <text:p>1054676</text:p>
          </table:table-cell>
          <table:table-cell table:style-name="ce39" office:value-type="string" calcext:value-type="string">
            <text:p>DARIANE CHITA MARTINS BARCEL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6997" calcext:value-type="float">
            <text:p>2146997</text:p>
          </table:table-cell>
          <table:table-cell table:style-name="ce39" office:value-type="string" calcext:value-type="string">
            <text:p>BARBARA HELLEN FELIPE LUB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8118" calcext:value-type="float">
            <text:p>1758118</text:p>
          </table:table-cell>
          <table:table-cell table:style-name="ce39" office:value-type="string" calcext:value-type="string">
            <text:p>DIEGO WITTER DE MEL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0519" calcext:value-type="float">
            <text:p>1760519</text:p>
          </table:table-cell>
          <table:table-cell table:style-name="ce39" office:value-type="string" calcext:value-type="string">
            <text:p>ELCIO VERMIEIRO GONÇALV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44713" calcext:value-type="float">
            <text:p>2144713</text:p>
          </table:table-cell>
          <table:table-cell table:style-name="ce39" office:value-type="string" calcext:value-type="string">
            <text:p>MARCELO ALVES FERR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3428" calcext:value-type="float">
            <text:p>1563428</text:p>
          </table:table-cell>
          <table:table-cell table:style-name="ce39" office:value-type="string" calcext:value-type="string">
            <text:p>EVELINE DE OLIVEIRA GOM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997576" calcext:value-type="float">
            <text:p>1997576</text:p>
          </table:table-cell>
          <table:table-cell table:style-name="ce39" office:value-type="string" calcext:value-type="string">
            <text:p>VITOR CUNHA GOMES SFEIR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3436" calcext:value-type="float">
            <text:p>1563436</text:p>
          </table:table-cell>
          <table:table-cell table:style-name="ce39" office:value-type="string" calcext:value-type="string">
            <text:p>ANDERSON LUIS MOTA SAMPAI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3433" calcext:value-type="float">
            <text:p>1563433</text:p>
          </table:table-cell>
          <table:table-cell table:style-name="ce39" office:value-type="string" calcext:value-type="string">
            <text:p>EMERSON ALMEIDA RENOVA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545869" calcext:value-type="float">
            <text:p>2545869</text:p>
          </table:table-cell>
          <table:table-cell table:style-name="ce39" office:value-type="string" calcext:value-type="string">
            <text:p>FERNANDA RIBEIRO DOS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3438" calcext:value-type="float">
            <text:p>1563438</text:p>
          </table:table-cell>
          <table:table-cell table:style-name="ce39" office:value-type="string" calcext:value-type="string">
            <text:p>FLAVIO LIMA TERTULIN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3426" calcext:value-type="float">
            <text:p>1563426</text:p>
          </table:table-cell>
          <table:table-cell table:style-name="ce39" office:value-type="string" calcext:value-type="string">
            <text:p>GABRIELA VILELA DOS SANTOS MANTOVAN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414417" calcext:value-type="float">
            <text:p>2414417</text:p>
          </table:table-cell>
          <table:table-cell table:style-name="ce39" office:value-type="string" calcext:value-type="string">
            <text:p>TALITHA BUENO EMBERSIC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279282" calcext:value-type="float">
            <text:p>2279282</text:p>
          </table:table-cell>
          <table:table-cell table:style-name="ce39" office:value-type="string" calcext:value-type="string">
            <text:p>CRISTIANE INOCENCIO PER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3418" calcext:value-type="float">
            <text:p>1563418</text:p>
          </table:table-cell>
          <table:table-cell table:style-name="ce39" office:value-type="string" calcext:value-type="string">
            <text:p>ARIANE RIGOTT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299" calcext:value-type="float">
            <text:p>2151299</text:p>
          </table:table-cell>
          <table:table-cell table:style-name="ce39" office:value-type="string" calcext:value-type="string">
            <text:p>ADNARA RIBEIRO GOMID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279998" calcext:value-type="float">
            <text:p>2279998</text:p>
          </table:table-cell>
          <table:table-cell table:style-name="ce39" office:value-type="string" calcext:value-type="string">
            <text:p>ALEXANDRE RODRIGUES NETTH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503" calcext:value-type="float">
            <text:p>2151503</text:p>
          </table:table-cell>
          <table:table-cell table:style-name="ce39" office:value-type="string" calcext:value-type="string">
            <text:p>ARLENE SOBRINHO VENTU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279358" calcext:value-type="float">
            <text:p>2279358</text:p>
          </table:table-cell>
          <table:table-cell table:style-name="ce39" office:value-type="string" calcext:value-type="string">
            <text:p>CASSIO RODOLFO DA SILVA MOT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2305" calcext:value-type="float">
            <text:p>2152305</text:p>
          </table:table-cell>
          <table:table-cell table:style-name="ce39" office:value-type="string" calcext:value-type="string">
            <text:p>CLAUDINEI PEREIRA DE MORA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2285" calcext:value-type="float">
            <text:p>2152285</text:p>
          </table:table-cell>
          <table:table-cell table:style-name="ce39" office:value-type="string" calcext:value-type="string">
            <text:p>ELIENE SILVA DOS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129158" calcext:value-type="float">
            <text:p>1129158</text:p>
          </table:table-cell>
          <table:table-cell table:style-name="ce39" office:value-type="string" calcext:value-type="string">
            <text:p>GABRIELA MENEZES BONFIM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708" calcext:value-type="float">
            <text:p>2151708</text:p>
          </table:table-cell>
          <table:table-cell table:style-name="ce39" office:value-type="string" calcext:value-type="string">
            <text:p>GHEYSA MOSSINI BALBINO DOS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666224" calcext:value-type="float">
            <text:p>2666224</text:p>
          </table:table-cell>
          <table:table-cell table:style-name="ce39" office:value-type="string" calcext:value-type="string">
            <text:p>KAUE FELIPE RAMOS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984" calcext:value-type="float">
            <text:p>2151984</text:p>
          </table:table-cell>
          <table:table-cell table:style-name="ce39" office:value-type="string" calcext:value-type="string">
            <text:p>MARCIO NOLASCO LEIT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480" calcext:value-type="float">
            <text:p>2151480</text:p>
          </table:table-cell>
          <table:table-cell table:style-name="ce39" office:value-type="string" calcext:value-type="string">
            <text:p>TAIANY MIRANDA SARAVY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302" calcext:value-type="float">
            <text:p>2151302</text:p>
          </table:table-cell>
          <table:table-cell table:style-name="ce39" office:value-type="string" calcext:value-type="string">
            <text:p>VERA LUCIA PAEL DOS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619" calcext:value-type="float">
            <text:p>2151619</text:p>
          </table:table-cell>
          <table:table-cell table:style-name="ce39" office:value-type="string" calcext:value-type="string">
            <text:p>ADRIANA CARLA TEIXEIRA DA COSTA BRI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346" calcext:value-type="float">
            <text:p>2151346</text:p>
          </table:table-cell>
          <table:table-cell table:style-name="ce39" office:value-type="string" calcext:value-type="string">
            <text:p>ANTONIO CARLOS MORAES GONÇALV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2399" calcext:value-type="float">
            <text:p>2152399</text:p>
          </table:table-cell>
          <table:table-cell table:style-name="ce39" office:value-type="string" calcext:value-type="string">
            <text:p>JULIANE PEREIRA LIBERATO FERNAND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2515" calcext:value-type="float">
            <text:p>2152515</text:p>
          </table:table-cell>
          <table:table-cell table:style-name="ce39" office:value-type="string" calcext:value-type="string">
            <text:p>JULIANO LOVAT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1527" calcext:value-type="float">
            <text:p>2151527</text:p>
          </table:table-cell>
          <table:table-cell table:style-name="ce39" office:value-type="string" calcext:value-type="string">
            <text:p>RENATA ERONDI RAM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7561" calcext:value-type="float">
            <text:p>2157561</text:p>
          </table:table-cell>
          <table:table-cell table:style-name="ce39" office:value-type="string" calcext:value-type="string">
            <text:p>THIAGO HILGERT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2625" calcext:value-type="float">
            <text:p>2152625</text:p>
          </table:table-cell>
          <table:table-cell table:style-name="ce39" office:value-type="string" calcext:value-type="string">
            <text:p>BIANCA LEONARDO OLIV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0983" calcext:value-type="float">
            <text:p>2150983</text:p>
          </table:table-cell>
          <table:table-cell table:style-name="ce39" office:value-type="string" calcext:value-type="string">
            <text:p>TIAGO CARDOSO DAL MOLIN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2499" calcext:value-type="float">
            <text:p>2152499</text:p>
          </table:table-cell>
          <table:table-cell table:style-name="ce39" office:value-type="string" calcext:value-type="string">
            <text:p>GISMERY DA SILVA MONTEIR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3691" calcext:value-type="float">
            <text:p>2153691</text:p>
          </table:table-cell>
          <table:table-cell table:style-name="ce39" office:value-type="string" calcext:value-type="string">
            <text:p>MARINEIDE FERREIRA BAPTIST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88795" calcext:value-type="float">
            <text:p>1588795</text:p>
          </table:table-cell>
          <table:table-cell table:style-name="ce39" office:value-type="string" calcext:value-type="string">
            <text:p>SUZY ADRIANA DOS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425990" calcext:value-type="float">
            <text:p>1425990</text:p>
          </table:table-cell>
          <table:table-cell table:style-name="ce39" office:value-type="string" calcext:value-type="string">
            <text:p>AIRSON BATIST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5425" calcext:value-type="float">
            <text:p>1565425</text:p>
          </table:table-cell>
          <table:table-cell table:style-name="ce39" office:value-type="string" calcext:value-type="string">
            <text:p>CLEITON RODRIGUES DE ALMEID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5502" calcext:value-type="float">
            <text:p>2155502</text:p>
          </table:table-cell>
          <table:table-cell table:style-name="ce39" office:value-type="string" calcext:value-type="string">
            <text:p>LIRIANA MARA ROVED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3504" calcext:value-type="float">
            <text:p>2153504</text:p>
          </table:table-cell>
          <table:table-cell table:style-name="ce39" office:value-type="string" calcext:value-type="string">
            <text:p>PHAENA MORAES FARI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4812" calcext:value-type="float">
            <text:p>2154812</text:p>
          </table:table-cell>
          <table:table-cell table:style-name="ce39" office:value-type="string" calcext:value-type="string">
            <text:p>RODRIGO CAETANO DOS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4856" calcext:value-type="float">
            <text:p>1564856</text:p>
          </table:table-cell>
          <table:table-cell table:style-name="ce39" office:value-type="string" calcext:value-type="string">
            <text:p>SOVIANA FOPP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3569" calcext:value-type="float">
            <text:p>2153569</text:p>
          </table:table-cell>
          <table:table-cell table:style-name="ce39" office:value-type="string" calcext:value-type="string">
            <text:p>THIAGO SILVERIO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5661" calcext:value-type="float">
            <text:p>1565661</text:p>
          </table:table-cell>
          <table:table-cell table:style-name="ce39" office:value-type="string" calcext:value-type="string">
            <text:p>VAGNO NUNES DE OLIV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288694" calcext:value-type="float">
            <text:p>1288694</text:p>
          </table:table-cell>
          <table:table-cell table:style-name="ce39" office:value-type="string" calcext:value-type="string">
            <text:p>CRISTINA APARECIDA CORREA AJAL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49757" calcext:value-type="float">
            <text:p>1649757</text:p>
          </table:table-cell>
          <table:table-cell table:style-name="ce39" office:value-type="string" calcext:value-type="string">
            <text:p>GUSTAVO DE OLIVEIRA ARAÚJ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4682" calcext:value-type="float">
            <text:p>1564682</text:p>
          </table:table-cell>
          <table:table-cell table:style-name="ce39" office:value-type="string" calcext:value-type="string">
            <text:p>KARINA HARUMI OSHIRO TERUY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5385" calcext:value-type="float">
            <text:p>1565385</text:p>
          </table:table-cell>
          <table:table-cell table:style-name="ce39" office:value-type="string" calcext:value-type="string">
            <text:p>MARIA DO CARMO CAETAN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3" office:value-type="float" office:value="2842951" calcext:value-type="float">
            <text:p>2842951</text:p>
          </table:table-cell>
          <table:table-cell table:style-name="ce43" office:value-type="string" calcext:value-type="string">
            <text:p>CRISTIANO BRANDÃO BLANS</text:p>
          </table:table-cell>
          <table:table-cell table:style-name="ce43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662561" calcext:value-type="float">
            <text:p>2662561</text:p>
          </table:table-cell>
          <table:table-cell table:style-name="ce39" office:value-type="string" calcext:value-type="string">
            <text:p>PAULA ABRAO DA CUNH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4731" calcext:value-type="float">
            <text:p>1564731</text:p>
          </table:table-cell>
          <table:table-cell table:style-name="ce39" office:value-type="string" calcext:value-type="string">
            <text:p>REGINALDO CANDAD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7079" calcext:value-type="float">
            <text:p>1767079</text:p>
          </table:table-cell>
          <table:table-cell table:style-name="ce39" office:value-type="string" calcext:value-type="string">
            <text:p>NARJARA BRAND DE AZEVED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6221" calcext:value-type="float">
            <text:p>1766221</text:p>
          </table:table-cell>
          <table:table-cell table:style-name="ce39" office:value-type="string" calcext:value-type="string">
            <text:p>ALINA PAULA DE CARVALHO MARTELL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6682" calcext:value-type="float">
            <text:p>1766682</text:p>
          </table:table-cell>
          <table:table-cell table:style-name="ce39" office:value-type="string" calcext:value-type="string">
            <text:p>ANDRESSA CECILIA ALMEIDA BACHEGA CASAR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55884" calcext:value-type="float">
            <text:p>2155884</text:p>
          </table:table-cell>
          <table:table-cell table:style-name="ce39" office:value-type="string" calcext:value-type="string">
            <text:p>JACONS DE SOUZA MORAI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7023" calcext:value-type="float">
            <text:p>1767023</text:p>
          </table:table-cell>
          <table:table-cell table:style-name="ce39" office:value-type="string" calcext:value-type="string">
            <text:p>JOCIKELI LIRA FONTEL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5871" calcext:value-type="float">
            <text:p>1765871</text:p>
          </table:table-cell>
          <table:table-cell table:style-name="ce39" office:value-type="string" calcext:value-type="string">
            <text:p>KARINE LOUREIRO DINIZ DA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5757" calcext:value-type="float">
            <text:p>1765757</text:p>
          </table:table-cell>
          <table:table-cell table:style-name="ce39" office:value-type="string" calcext:value-type="string">
            <text:p>MARCIA ALVES DA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5701" calcext:value-type="float">
            <text:p>1765701</text:p>
          </table:table-cell>
          <table:table-cell table:style-name="ce39" office:value-type="string" calcext:value-type="string">
            <text:p>NAYARA HALIMY MARAN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6811" calcext:value-type="float">
            <text:p>1766811</text:p>
          </table:table-cell>
          <table:table-cell table:style-name="ce39" office:value-type="string" calcext:value-type="string">
            <text:p>RENATA PIRES DE ARAUJ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7156" calcext:value-type="float">
            <text:p>1767156</text:p>
          </table:table-cell>
          <table:table-cell table:style-name="ce39" office:value-type="string" calcext:value-type="string">
            <text:p>SIMONE FUJIKO KINJ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671777" calcext:value-type="float">
            <text:p>2671777</text:p>
          </table:table-cell>
          <table:table-cell table:style-name="ce39" office:value-type="string" calcext:value-type="string">
            <text:p>CLAUDIA FINGER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096801" calcext:value-type="float">
            <text:p>3096801</text:p>
          </table:table-cell>
          <table:table-cell table:style-name="ce39" office:value-type="string" calcext:value-type="string">
            <text:p>MARCIO FREIRE VALERIAN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071404" calcext:value-type="float">
            <text:p>1071404</text:p>
          </table:table-cell>
          <table:table-cell table:style-name="ce39" office:value-type="string" calcext:value-type="string">
            <text:p>VENUS ALVES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6153" calcext:value-type="float">
            <text:p>1766153</text:p>
          </table:table-cell>
          <table:table-cell table:style-name="ce39" office:value-type="string" calcext:value-type="string">
            <text:p>ALINE PRISCILA GOMES COL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760428" calcext:value-type="float">
            <text:p>2760428</text:p>
          </table:table-cell>
          <table:table-cell table:style-name="ce39" office:value-type="string" calcext:value-type="string">
            <text:p>CINTIA GARBIN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6710" calcext:value-type="float">
            <text:p>1766710</text:p>
          </table:table-cell>
          <table:table-cell table:style-name="ce39" office:value-type="string" calcext:value-type="string">
            <text:p>LUDIMYLLE ALVES APOLINARI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6190" calcext:value-type="float">
            <text:p>1766190</text:p>
          </table:table-cell>
          <table:table-cell table:style-name="ce39" office:value-type="string" calcext:value-type="string">
            <text:p>MARKLEY FLORENTINO DE CARVALH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88985" calcext:value-type="float">
            <text:p>1888985</text:p>
          </table:table-cell>
          <table:table-cell table:style-name="ce39" office:value-type="string" calcext:value-type="string">
            <text:p>VINICIUS FARIAS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003706" calcext:value-type="float">
            <text:p>2003706</text:p>
          </table:table-cell>
          <table:table-cell table:style-name="ce39" office:value-type="string" calcext:value-type="string">
            <text:p>RAFAEL DE OLIVEIRA LUN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225057" calcext:value-type="float">
            <text:p>1225057</text:p>
          </table:table-cell>
          <table:table-cell table:style-name="ce39" office:value-type="string" calcext:value-type="string">
            <text:p>ILMA FERREIRA GONÇALV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538195" calcext:value-type="float">
            <text:p>2538195</text:p>
          </table:table-cell>
          <table:table-cell table:style-name="ce39" office:value-type="string" calcext:value-type="string">
            <text:p>JOSANE DE MENESES VELOSO MIRAND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89126" calcext:value-type="float">
            <text:p>1889126</text:p>
          </table:table-cell>
          <table:table-cell table:style-name="ce39" office:value-type="string" calcext:value-type="string">
            <text:p>ROSANA MARTINI SCHLEICH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9002" calcext:value-type="float">
            <text:p>1769002</text:p>
          </table:table-cell>
          <table:table-cell table:style-name="ce39" office:value-type="string" calcext:value-type="string">
            <text:p>ALINE CRISTINA SCHOLZ CARNEIR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0819" calcext:value-type="float">
            <text:p>3280819</text:p>
          </table:table-cell>
          <table:table-cell table:style-name="ce39" office:value-type="string" calcext:value-type="string">
            <text:p>FRANCIMAYRA OLIVEIRA CARDOSO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9005" calcext:value-type="float">
            <text:p>1769005</text:p>
          </table:table-cell>
          <table:table-cell table:style-name="ce39" office:value-type="string" calcext:value-type="string">
            <text:p>WALNEY HIGOR REGINALDO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9691" calcext:value-type="float">
            <text:p>1769691</text:p>
          </table:table-cell>
          <table:table-cell table:style-name="ce39" office:value-type="string" calcext:value-type="string">
            <text:p>NOELMA SANTOS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61817" calcext:value-type="float">
            <text:p>2161817</text:p>
          </table:table-cell>
          <table:table-cell table:style-name="ce39" office:value-type="string" calcext:value-type="string">
            <text:p>REJANE DIAS LOBO BATAGLIN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62265" calcext:value-type="float">
            <text:p>2162265</text:p>
          </table:table-cell>
          <table:table-cell table:style-name="ce39" office:value-type="string" calcext:value-type="string">
            <text:p>LARISSA BAIRROS DE OLIV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7581" calcext:value-type="float">
            <text:p>1567581</text:p>
          </table:table-cell>
          <table:table-cell table:style-name="ce39" office:value-type="string" calcext:value-type="string">
            <text:p>CESAR AUGUSTO JACQUES BARRE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8531" calcext:value-type="float">
            <text:p>1568531</text:p>
          </table:table-cell>
          <table:table-cell table:style-name="ce39" office:value-type="string" calcext:value-type="string">
            <text:p>SONIA APARECIDA VELASQUE DO NASCIMEN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62870" calcext:value-type="float">
            <text:p>2162870</text:p>
          </table:table-cell>
          <table:table-cell table:style-name="ce39" office:value-type="string" calcext:value-type="string">
            <text:p>WALACE GOMES DE LIM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75016" calcext:value-type="float">
            <text:p>1875016</text:p>
          </table:table-cell>
          <table:table-cell table:style-name="ce39" office:value-type="string" calcext:value-type="string">
            <text:p>CHARLES PEREIRA BARRE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143978" calcext:value-type="float">
            <text:p>1143978</text:p>
          </table:table-cell>
          <table:table-cell table:style-name="ce39" office:value-type="string" calcext:value-type="string">
            <text:p>FRANCISCO PEDROSO FERNAND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6749" calcext:value-type="float">
            <text:p>1766749</text:p>
          </table:table-cell>
          <table:table-cell table:style-name="ce39" office:value-type="string" calcext:value-type="string">
            <text:p>ALEXSANDRO FELIX DE MOU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293447" calcext:value-type="float">
            <text:p>2293447</text:p>
          </table:table-cell>
          <table:table-cell table:style-name="ce39" office:value-type="string" calcext:value-type="string">
            <text:p>SINVAL VICENZ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293976" calcext:value-type="float">
            <text:p>2293976</text:p>
          </table:table-cell>
          <table:table-cell table:style-name="ce39" office:value-type="string" calcext:value-type="string">
            <text:p>VALDECIR JOÃO PAGNONCELL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295040" calcext:value-type="float">
            <text:p>2295040</text:p>
          </table:table-cell>
          <table:table-cell table:style-name="ce39" office:value-type="string" calcext:value-type="string">
            <text:p>MAIKSON LUIZ VARGAS FRIBEL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295271" calcext:value-type="float">
            <text:p>2295271</text:p>
          </table:table-cell>
          <table:table-cell table:style-name="ce39" office:value-type="string" calcext:value-type="string">
            <text:p>GEISON DE LIM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941771" calcext:value-type="float">
            <text:p>1941771</text:p>
          </table:table-cell>
          <table:table-cell table:style-name="ce39" office:value-type="string" calcext:value-type="string">
            <text:p>SIMONE RODRIGUES ROMER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72198" calcext:value-type="float">
            <text:p>1772198</text:p>
          </table:table-cell>
          <table:table-cell table:style-name="ce39" office:value-type="string" calcext:value-type="string">
            <text:p>CAMILA DA SILVA TEIXEIRA AGREL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63889" calcext:value-type="float">
            <text:p>2163889</text:p>
          </table:table-cell>
          <table:table-cell table:style-name="ce39" office:value-type="string" calcext:value-type="string">
            <text:p>ANGELITA MARCONDES ANN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729606" calcext:value-type="float">
            <text:p>2729606</text:p>
          </table:table-cell>
          <table:table-cell table:style-name="ce39" office:value-type="string" calcext:value-type="string">
            <text:p>CELIA GARCIA DE DEU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73163" calcext:value-type="float">
            <text:p>1773163</text:p>
          </table:table-cell>
          <table:table-cell table:style-name="ce39" office:value-type="string" calcext:value-type="string">
            <text:p>SUELLEN MACHADO DE PAUL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860163" calcext:value-type="float">
            <text:p>2860163</text:p>
          </table:table-cell>
          <table:table-cell table:style-name="ce39" office:value-type="string" calcext:value-type="string">
            <text:p>THAYS NOGUEIRA DA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8541" calcext:value-type="float">
            <text:p>1568541</text:p>
          </table:table-cell>
          <table:table-cell table:style-name="ce39" office:value-type="string" calcext:value-type="string">
            <text:p>JUCIANE VERONICA NAPOLITAN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50678" calcext:value-type="float">
            <text:p>1350678</text:p>
          </table:table-cell>
          <table:table-cell table:style-name="ce39" office:value-type="string" calcext:value-type="string">
            <text:p>LEONARDO MENEGUCC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69029" calcext:value-type="float">
            <text:p>1569029</text:p>
          </table:table-cell>
          <table:table-cell table:style-name="ce39" office:value-type="string" calcext:value-type="string">
            <text:p>VERONICA DE LOURDES PIETO DE OLIV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970893" calcext:value-type="float">
            <text:p>2970893</text:p>
          </table:table-cell>
          <table:table-cell table:style-name="ce39" office:value-type="string" calcext:value-type="string">
            <text:p>FERNANDA DE OLIVEIRA CALIS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07548" calcext:value-type="float">
            <text:p>1307548</text:p>
          </table:table-cell>
          <table:table-cell table:style-name="ce39" office:value-type="string" calcext:value-type="string">
            <text:p>FERNANDA VASCONCELOS NOGUEIRA DAL MAS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425871" calcext:value-type="float">
            <text:p>2425871</text:p>
          </table:table-cell>
          <table:table-cell table:style-name="ce39" office:value-type="string" calcext:value-type="string">
            <text:p>PAULO GONÇALVES TORRES JUNIOR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88665" calcext:value-type="float">
            <text:p>1388665</text:p>
          </table:table-cell>
          <table:table-cell table:style-name="ce39" office:value-type="string" calcext:value-type="string">
            <text:p>RAFAEL TODESCATO CAVALHEIR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73819" calcext:value-type="float">
            <text:p>1773819</text:p>
          </table:table-cell>
          <table:table-cell table:style-name="ce39" office:value-type="string" calcext:value-type="string">
            <text:p>TATIANE DALLA MARTHA CERV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425853" calcext:value-type="float">
            <text:p>2425853</text:p>
          </table:table-cell>
          <table:table-cell table:style-name="ce39" office:value-type="string" calcext:value-type="string">
            <text:p>CAMILLA CARNEIRO SARMENTO TENORIO CAVALCANT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5586" calcext:value-type="float">
            <text:p>3285586</text:p>
          </table:table-cell>
          <table:table-cell table:style-name="ce39" office:value-type="string" calcext:value-type="string">
            <text:p>GABRIELA DE JESUS CHAVES MEDEIR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760464" calcext:value-type="float">
            <text:p>2760464</text:p>
          </table:table-cell>
          <table:table-cell table:style-name="ce39" office:value-type="string" calcext:value-type="string">
            <text:p>MARIANA JUSTINO MASUGOSS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100440" calcext:value-type="float">
            <text:p>1100440</text:p>
          </table:table-cell>
          <table:table-cell table:style-name="ce39" office:value-type="string" calcext:value-type="string">
            <text:p>MARINEZ DE CARVALHO CAMPOS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5619" calcext:value-type="float">
            <text:p>3285619</text:p>
          </table:table-cell>
          <table:table-cell table:style-name="ce39" office:value-type="string" calcext:value-type="string">
            <text:p>PEDRO ANTONIO ROSA FERREIRA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5661" calcext:value-type="float">
            <text:p>3285661</text:p>
          </table:table-cell>
          <table:table-cell table:style-name="ce39" office:value-type="string" calcext:value-type="string">
            <text:p>ALLAN DA SILVA BAENAS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78606" calcext:value-type="float">
            <text:p>1778606</text:p>
          </table:table-cell>
          <table:table-cell table:style-name="ce39" office:value-type="string" calcext:value-type="string">
            <text:p>JUSSARA DE PAULA ALMEIDA MARQU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75294" calcext:value-type="float">
            <text:p>1875294</text:p>
          </table:table-cell>
          <table:table-cell table:style-name="ce39" office:value-type="string" calcext:value-type="string">
            <text:p>CLARISSA JUSTINO CORDOVA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95480" calcext:value-type="float">
            <text:p>1895480</text:p>
          </table:table-cell>
          <table:table-cell table:style-name="ce39" office:value-type="string" calcext:value-type="string">
            <text:p>ALESSANDRO POSTAL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6161" calcext:value-type="float">
            <text:p>3286161</text:p>
          </table:table-cell>
          <table:table-cell table:style-name="ce39" office:value-type="string" calcext:value-type="string">
            <text:p>ALEX FERREIRA COSTA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6448" calcext:value-type="float">
            <text:p>3286448</text:p>
          </table:table-cell>
          <table:table-cell table:style-name="ce39" office:value-type="string" calcext:value-type="string">
            <text:p>LAURA PIESANTI ISHY DE MA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306861" calcext:value-type="float">
            <text:p>2306861</text:p>
          </table:table-cell>
          <table:table-cell table:style-name="ce39" office:value-type="string" calcext:value-type="string">
            <text:p>YNDILLA PEDROSO RENOVA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6024" calcext:value-type="float">
            <text:p>3286024</text:p>
          </table:table-cell>
          <table:table-cell table:style-name="ce39" office:value-type="string" calcext:value-type="string">
            <text:p>GLEICIANE DA SILVA CAMPOS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848439" calcext:value-type="float">
            <text:p>2848439</text:p>
          </table:table-cell>
          <table:table-cell table:style-name="ce39" office:value-type="string" calcext:value-type="string">
            <text:p>TAIRO FORBAT ARAUJ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6149" calcext:value-type="float">
            <text:p>3286149</text:p>
          </table:table-cell>
          <table:table-cell table:style-name="ce39" office:value-type="string" calcext:value-type="string">
            <text:p>VIVIANE ASANUMA PAULINO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96546" calcext:value-type="float">
            <text:p>1896546</text:p>
          </table:table-cell>
          <table:table-cell table:style-name="ce39" office:value-type="string" calcext:value-type="string">
            <text:p>JORGE SAMUEL FERNANDEZ URBIET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459702" calcext:value-type="float">
            <text:p>1459702</text:p>
          </table:table-cell>
          <table:table-cell table:style-name="ce39" office:value-type="string" calcext:value-type="string">
            <text:p>MARIO FLORIZEL ALMEIDA DE ARAUJ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223077" calcext:value-type="float">
            <text:p>1223077</text:p>
          </table:table-cell>
          <table:table-cell table:style-name="ce46" office:value-type="string" calcext:value-type="string">
            <text:p>MARYNNA KAREN MIRANDA SIMÕ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77464" calcext:value-type="float">
            <text:p>1377464</text:p>
          </table:table-cell>
          <table:table-cell table:style-name="ce39" office:value-type="string" calcext:value-type="string">
            <text:p>ZILDA ISIDORO OLIV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120030" calcext:value-type="float">
            <text:p>3120030</text:p>
          </table:table-cell>
          <table:table-cell table:style-name="ce39" office:value-type="string" calcext:value-type="string">
            <text:p>HELENA DE LIMA KRAUSS LEIT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7838" calcext:value-type="float">
            <text:p>3287838</text:p>
          </table:table-cell>
          <table:table-cell table:style-name="ce39" office:value-type="string" calcext:value-type="string">
            <text:p>MARIA LUIZA LOPES RIBEIRO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7816" calcext:value-type="float">
            <text:p>3287816</text:p>
          </table:table-cell>
          <table:table-cell table:style-name="ce39" office:value-type="string" calcext:value-type="string">
            <text:p>VINICIUS DOS SANTOS ESTIM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857297" calcext:value-type="float">
            <text:p>2857297</text:p>
          </table:table-cell>
          <table:table-cell table:style-name="ce39" office:value-type="string" calcext:value-type="string">
            <text:p>PAULO SERRA BARUK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7793" calcext:value-type="float">
            <text:p>3287793</text:p>
          </table:table-cell>
          <table:table-cell table:style-name="ce39" office:value-type="string" calcext:value-type="string">
            <text:p>JUAN FERNANDES BEVILAQU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6654" calcext:value-type="float">
            <text:p>3286654</text:p>
          </table:table-cell>
          <table:table-cell table:style-name="ce39" office:value-type="string" calcext:value-type="string">
            <text:p>LUIZ ANTONIO SILVA DE AZEVED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70420" calcext:value-type="float">
            <text:p>1570420</text:p>
          </table:table-cell>
          <table:table-cell table:style-name="ce39" office:value-type="string" calcext:value-type="string">
            <text:p>ROZIMARE MARINA RODRIGUES RIVA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257437" calcext:value-type="float">
            <text:p>1257437</text:p>
          </table:table-cell>
          <table:table-cell table:style-name="ce39" office:value-type="string" calcext:value-type="string">
            <text:p>SÉRGIO HENRIQUE MENACHO FERRAZ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73396" calcext:value-type="float">
            <text:p>2173396</text:p>
          </table:table-cell>
          <table:table-cell table:style-name="ce39" office:value-type="string" calcext:value-type="string">
            <text:p>GENIVAL SOJO CARRIJ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74689" calcext:value-type="float">
            <text:p>2174689</text:p>
          </table:table-cell>
          <table:table-cell table:style-name="ce39" office:value-type="string" calcext:value-type="string">
            <text:p>HENRIQUE DINIZ PARADA DE CARVALH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10465" calcext:value-type="float">
            <text:p>3210465</text:p>
          </table:table-cell>
          <table:table-cell table:style-name="ce39" office:value-type="string" calcext:value-type="string">
            <text:p>KARLA SOARES BERTUCCIN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173561" calcext:value-type="float">
            <text:p>2173561</text:p>
          </table:table-cell>
          <table:table-cell table:style-name="ce39" office:value-type="string" calcext:value-type="string">
            <text:p>POLIANE DA SILVA PAIXAO GUERIN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545711" calcext:value-type="float">
            <text:p>2545711</text:p>
          </table:table-cell>
          <table:table-cell table:style-name="ce39" office:value-type="string" calcext:value-type="string">
            <text:p>FLÁVIA LOURENÇO DA SILVA RENOVA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228520" calcext:value-type="float">
            <text:p>1228520</text:p>
          </table:table-cell>
          <table:table-cell table:style-name="ce39" office:value-type="string" calcext:value-type="string">
            <text:p>RENATO DE FREITAS ROS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88640" calcext:value-type="float">
            <text:p>3288640</text:p>
          </table:table-cell>
          <table:table-cell table:style-name="ce39" office:value-type="string" calcext:value-type="string">
            <text:p>ROBSON HIROAKI AKIMU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192361" calcext:value-type="float">
            <text:p>1192361</text:p>
          </table:table-cell>
          <table:table-cell table:style-name="ce39" office:value-type="string" calcext:value-type="string">
            <text:p>ROSELYN RODRIGUES FONTOU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122909" calcext:value-type="float">
            <text:p>3122909</text:p>
          </table:table-cell>
          <table:table-cell table:style-name="ce39" office:value-type="string" calcext:value-type="string">
            <text:p>ANGELA MARIA MARTINS PIR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423549" calcext:value-type="float">
            <text:p>1423549</text:p>
          </table:table-cell>
          <table:table-cell table:style-name="ce39" office:value-type="string" calcext:value-type="string">
            <text:p>DIEGO APARECIDO DE PAULA FARIAS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549764" calcext:value-type="float">
            <text:p>2549764</text:p>
          </table:table-cell>
          <table:table-cell table:style-name="ce39" office:value-type="string" calcext:value-type="string">
            <text:p>RENATA MARONNA PRAÇA LONGH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123283" calcext:value-type="float">
            <text:p>3123283</text:p>
          </table:table-cell>
          <table:table-cell table:style-name="ce39" office:value-type="string" calcext:value-type="string">
            <text:p>NATHAN COSTA DIA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123326" calcext:value-type="float">
            <text:p>3123326</text:p>
          </table:table-cell>
          <table:table-cell table:style-name="ce39" office:value-type="string" calcext:value-type="string">
            <text:p>TALITA MITSUE ONOSE ARAUJO CUNH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123259" calcext:value-type="float">
            <text:p>3123259</text:p>
          </table:table-cell>
          <table:table-cell table:style-name="ce39" office:value-type="string" calcext:value-type="string">
            <text:p>VALESCA GONÇALVES ALMEID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025099" calcext:value-type="float">
            <text:p>2025099</text:p>
          </table:table-cell>
          <table:table-cell table:style-name="ce39" office:value-type="string" calcext:value-type="string">
            <text:p>CELIO LUIZ DA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032116" calcext:value-type="float">
            <text:p>1032116</text:p>
          </table:table-cell>
          <table:table-cell table:style-name="ce39" office:value-type="string" calcext:value-type="string">
            <text:p>JOSE MIGUEL ROCABADO BEJARAN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124478" calcext:value-type="float">
            <text:p>3124478</text:p>
          </table:table-cell>
          <table:table-cell table:style-name="ce39" office:value-type="string" calcext:value-type="string">
            <text:p>HIGOR MENDES DE SOU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602" calcext:value-type="float">
            <text:p>1785602</text:p>
          </table:table-cell>
          <table:table-cell table:style-name="ce39" office:value-type="string" calcext:value-type="string">
            <text:p>ADENIR OLIVEIRA DA MOTA PIR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680" calcext:value-type="float">
            <text:p>1785680</text:p>
          </table:table-cell>
          <table:table-cell table:style-name="ce39" office:value-type="string" calcext:value-type="string">
            <text:p>AMANDA XUCA JULIETA DE ALMEIDA PIN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653" calcext:value-type="float">
            <text:p>1785653</text:p>
          </table:table-cell>
          <table:table-cell table:style-name="ce39" office:value-type="string" calcext:value-type="string">
            <text:p>CICERO GOMES DE SOUZA JUNIOR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641" calcext:value-type="float">
            <text:p>1785641</text:p>
          </table:table-cell>
          <table:table-cell table:style-name="ce39" office:value-type="string" calcext:value-type="string">
            <text:p>CIRLAINE DE MATTOS BARR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500" calcext:value-type="float">
            <text:p>1785500</text:p>
          </table:table-cell>
          <table:table-cell table:style-name="ce39" office:value-type="string" calcext:value-type="string">
            <text:p>DEISE PINHEIRO VI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650" calcext:value-type="float">
            <text:p>1785650</text:p>
          </table:table-cell>
          <table:table-cell table:style-name="ce39" office:value-type="string" calcext:value-type="string">
            <text:p>JAQUELINE ASSIS FERNAND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608" calcext:value-type="float">
            <text:p>1785608</text:p>
          </table:table-cell>
          <table:table-cell table:style-name="ce39" office:value-type="string" calcext:value-type="string">
            <text:p>MIRIAN PEDROSO ALV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567" calcext:value-type="float">
            <text:p>1785567</text:p>
          </table:table-cell>
          <table:table-cell table:style-name="ce39" office:value-type="string" calcext:value-type="string">
            <text:p>ROSELI AZAMBUJA BARBOS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88820" calcext:value-type="float">
            <text:p>1388820</text:p>
          </table:table-cell>
          <table:table-cell table:style-name="ce39" office:value-type="string" calcext:value-type="string">
            <text:p>JOSE REINALDO MARACAIPE COST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853204" calcext:value-type="float">
            <text:p>1853204</text:p>
          </table:table-cell>
          <table:table-cell table:style-name="ce39" office:value-type="string" calcext:value-type="string">
            <text:p>ALINE ANJOS DA ROS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5508" calcext:value-type="float">
            <text:p>1785508</text:p>
          </table:table-cell>
          <table:table-cell table:style-name="ce39" office:value-type="string" calcext:value-type="string">
            <text:p>VANESSA RIBEIRO DOS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6655" calcext:value-type="float">
            <text:p>1786655</text:p>
          </table:table-cell>
          <table:table-cell table:style-name="ce39" office:value-type="string" calcext:value-type="string">
            <text:p>KERLY DA SILVA BARBOS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6653" calcext:value-type="float">
            <text:p>1786653</text:p>
          </table:table-cell>
          <table:table-cell table:style-name="ce39" office:value-type="string" calcext:value-type="string">
            <text:p>SIMARA DE SOUSA ELIA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6654" calcext:value-type="float">
            <text:p>1786654</text:p>
          </table:table-cell>
          <table:table-cell table:style-name="ce39" office:value-type="string" calcext:value-type="string">
            <text:p>IVONEIS BELARMINO DE LIM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7497" calcext:value-type="float">
            <text:p>1787497</text:p>
          </table:table-cell>
          <table:table-cell table:style-name="ce39" office:value-type="string" calcext:value-type="string">
            <text:p>JACKELINE SCHULTZ SOAR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44671" calcext:value-type="float">
            <text:p>1344671</text:p>
          </table:table-cell>
          <table:table-cell table:style-name="ce39" office:value-type="string" calcext:value-type="string">
            <text:p>HENRIQUE GARCIA DE ASSIS CHAV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92153" calcext:value-type="float">
            <text:p>3292153</text:p>
          </table:table-cell>
          <table:table-cell table:style-name="ce39" office:value-type="string" calcext:value-type="string">
            <text:p>LIZANDRA ALMEIDA ARAUJ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332268" calcext:value-type="float">
            <text:p>2332268</text:p>
          </table:table-cell>
          <table:table-cell table:style-name="ce39" office:value-type="string" calcext:value-type="string">
            <text:p>RODRIGO MENDES ESPINDOL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91021" calcext:value-type="float">
            <text:p>3291021</text:p>
          </table:table-cell>
          <table:table-cell table:style-name="ce39" office:value-type="string" calcext:value-type="string">
            <text:p>TAMARA APARECIDA MORENO GONSALES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92119" calcext:value-type="float">
            <text:p>3292119</text:p>
          </table:table-cell>
          <table:table-cell table:style-name="ce39" office:value-type="string" calcext:value-type="string">
            <text:p>WILLIAN MOREIRA GO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92512" calcext:value-type="float">
            <text:p>3292512</text:p>
          </table:table-cell>
          <table:table-cell table:style-name="ce39" office:value-type="string" calcext:value-type="string">
            <text:p>ANA CAROLINE ROLON DE SOUZA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3292524" calcext:value-type="float">
            <text:p>3292524</text:p>
          </table:table-cell>
          <table:table-cell table:style-name="ce39" office:value-type="string" calcext:value-type="string">
            <text:p>ANA RAQUEL DA COSTA VARGAS 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8496" calcext:value-type="float">
            <text:p>1788496</text:p>
          </table:table-cell>
          <table:table-cell table:style-name="ce39" office:value-type="string" calcext:value-type="string">
            <text:p>KARLA VIEIRA DOS SANTOS POSC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89727" calcext:value-type="float">
            <text:p>1789727</text:p>
          </table:table-cell>
          <table:table-cell table:style-name="ce39" office:value-type="string" calcext:value-type="string">
            <text:p>LUIZ EDUARDO DE VINICIUS COSTA E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1399" calcext:value-type="float">
            <text:p>1791399</text:p>
          </table:table-cell>
          <table:table-cell table:style-name="ce39" office:value-type="string" calcext:value-type="string">
            <text:p>CELIA REGINA DE ARAUJ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1396" calcext:value-type="float">
            <text:p>1791396</text:p>
          </table:table-cell>
          <table:table-cell table:style-name="ce39" office:value-type="string" calcext:value-type="string">
            <text:p>JONATHAS MARTINS TORRACA JUNIOR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1386" calcext:value-type="float">
            <text:p>1791386</text:p>
          </table:table-cell>
          <table:table-cell table:style-name="ce39" office:value-type="string" calcext:value-type="string">
            <text:p>MARCIANA LOPES DA SILVA OZORI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55132" calcext:value-type="float">
            <text:p>1755132</text:p>
          </table:table-cell>
          <table:table-cell table:style-name="ce39" office:value-type="string" calcext:value-type="string">
            <text:p>MARCOS LUIS FALEIROS LOURENCA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1371" calcext:value-type="float">
            <text:p>1791371</text:p>
          </table:table-cell>
          <table:table-cell table:style-name="ce39" office:value-type="string" calcext:value-type="string">
            <text:p>MARIANA FABIANE GARCIA TRAVASS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1359" calcext:value-type="float">
            <text:p>1791359</text:p>
          </table:table-cell>
          <table:table-cell table:style-name="ce39" office:value-type="string" calcext:value-type="string">
            <text:p>MARINA OLIVEIRA BARBOZ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1406" calcext:value-type="float">
            <text:p>1791406</text:p>
          </table:table-cell>
          <table:table-cell table:style-name="ce39" office:value-type="string" calcext:value-type="string">
            <text:p>ZULEIKA GUIMARAES DA ROCH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0" office:value-type="string" calcext:value-type="string">
            <text:p>2579184</text:p>
          </table:table-cell>
          <table:table-cell table:style-name="ce39" office:value-type="string" calcext:value-type="string">
            <text:p>ANGELO FRANCO DO NASCIMENTO RIBEIR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700" calcext:value-type="float">
            <text:p>1666700</text:p>
          </table:table-cell>
          <table:table-cell table:style-name="ce39" office:value-type="string" calcext:value-type="string">
            <text:p>CAROLINA OBREGÃO DA ROS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713" calcext:value-type="float">
            <text:p>1666713</text:p>
          </table:table-cell>
          <table:table-cell table:style-name="ce39" office:value-type="string" calcext:value-type="string">
            <text:p>EDITH MIDORI HASHINOKUTI IWAMO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687" calcext:value-type="float">
            <text:p>1666687</text:p>
          </table:table-cell>
          <table:table-cell table:style-name="ce39" office:value-type="string" calcext:value-type="string">
            <text:p>EDSON DA SILVA COST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696" calcext:value-type="float">
            <text:p>1666696</text:p>
          </table:table-cell>
          <table:table-cell table:style-name="ce39" office:value-type="string" calcext:value-type="string">
            <text:p>GLAUBER DA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581110" calcext:value-type="float">
            <text:p>1581110</text:p>
          </table:table-cell>
          <table:table-cell table:style-name="ce39" office:value-type="string" calcext:value-type="string">
            <text:p>DEUSDETE JUNIOR SANTO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771" calcext:value-type="float">
            <text:p>1666771</text:p>
          </table:table-cell>
          <table:table-cell table:style-name="ce39" office:value-type="string" calcext:value-type="string">
            <text:p>SHEILA NUNES PEREI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905655" calcext:value-type="float">
            <text:p>1905655</text:p>
          </table:table-cell>
          <table:table-cell table:style-name="ce39" office:value-type="string" calcext:value-type="string">
            <text:p>JUNIO EDUVIRGEM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945" calcext:value-type="float">
            <text:p>1666945</text:p>
          </table:table-cell>
          <table:table-cell table:style-name="ce39" office:value-type="string" calcext:value-type="string">
            <text:p>KARINE ARMINDA DE FÁTIMA SEGAT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894" calcext:value-type="float">
            <text:p>1666894</text:p>
          </table:table-cell>
          <table:table-cell table:style-name="ce39" office:value-type="string" calcext:value-type="string">
            <text:p>PRISCILLA ELY VIEIRA HATTORI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937" calcext:value-type="float">
            <text:p>1666937</text:p>
          </table:table-cell>
          <table:table-cell table:style-name="ce39" office:value-type="string" calcext:value-type="string">
            <text:p>PRISCILLA NARCISO JUSTI CAMARG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855" calcext:value-type="float">
            <text:p>1666855</text:p>
          </table:table-cell>
          <table:table-cell table:style-name="ce39" office:value-type="string" calcext:value-type="string">
            <text:p>WANESSA GONÇALVES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571225" calcext:value-type="float">
            <text:p>2571225</text:p>
          </table:table-cell>
          <table:table-cell table:style-name="ce39" office:value-type="string" calcext:value-type="string">
            <text:p>WILLIAM FERREIRA FALC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92827" calcext:value-type="float">
            <text:p>1792827</text:p>
          </table:table-cell>
          <table:table-cell table:style-name="ce39" office:value-type="string" calcext:value-type="string">
            <text:p>ANA PAULA SCHVEIGER DA SILV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976" calcext:value-type="float">
            <text:p>1666976</text:p>
          </table:table-cell>
          <table:table-cell table:style-name="ce39" office:value-type="string" calcext:value-type="string">
            <text:p>ANDERSON AVILA PIASSAROLL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319402" calcext:value-type="float">
            <text:p>1319402</text:p>
          </table:table-cell>
          <table:table-cell table:style-name="ce39" office:value-type="string" calcext:value-type="string">
            <text:p>NEIVA SALAZAR DO NASCIMENTO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7164" calcext:value-type="float">
            <text:p>1667164</text:p>
          </table:table-cell>
          <table:table-cell table:style-name="ce39" office:value-type="string" calcext:value-type="string">
            <text:p>SUZANA CORREA MARQUES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666920" calcext:value-type="float">
            <text:p>1666920</text:p>
          </table:table-cell>
          <table:table-cell table:style-name="ce39" office:value-type="string" calcext:value-type="string">
            <text:p>VIVIAN MANFRIM MUHAMED ZAHR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1768998" calcext:value-type="float">
            <text:p>1768998</text:p>
          </table:table-cell>
          <table:table-cell table:style-name="ce39" office:value-type="string" calcext:value-type="string">
            <text:p>MARIANE FRANTZ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9" office:value-type="float" office:value="2545852" calcext:value-type="float">
            <text:p>2545852</text:p>
          </table:table-cell>
          <table:table-cell table:style-name="ce39" office:value-type="string" calcext:value-type="string">
            <text:p>MARCELO MATIAS DE ALMEIDA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8" office:value-type="float" office:value="2971393" calcext:value-type="float">
            <text:p>2971393</text:p>
          </table:table-cell>
          <table:table-cell table:style-name="ce43" office:value-type="string" calcext:value-type="string">
            <text:p>ANA PAULA FREITAS DE SÁ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38" office:value-type="float" office:value="1053930" calcext:value-type="float">
            <text:p>1053930</text:p>
          </table:table-cell>
          <table:table-cell table:style-name="ce43" office:value-type="string" calcext:value-type="string">
            <text:p>LUCIMARA JOSE DA SILVA</text:p>
          </table:table-cell>
          <table:table-cell table:style-name="ce43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778" calcext:value-type="float">
            <text:p>1810778</text:p>
          </table:table-cell>
          <table:table-cell table:style-name="ce43" office:value-type="string" calcext:value-type="string">
            <text:p>ADRIANA BATISTA PENNA MACHADO AGUERO</text:p>
          </table:table-cell>
          <table:table-cell table:style-name="ce4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3629" calcext:value-type="float">
            <text:p>1813629</text:p>
          </table:table-cell>
          <table:table-cell table:style-name="ce43" office:value-type="string" calcext:value-type="string">
            <text:p>ADRIANA VOLLKOPF CURTO</text:p>
          </table:table-cell>
          <table:table-cell table:style-name="ce43" office:value-type="float" office:value="16" calcext:value-type="float">
            <text:p>16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3398217" calcext:value-type="float">
            <text:p>3398217</text:p>
          </table:table-cell>
          <table:table-cell table:style-name="ce43" office:value-type="string" calcext:value-type="string">
            <text:p>ADRIANO AMARAL NEVES</text:p>
          </table:table-cell>
          <table:table-cell table:style-name="ce43" office:value-type="float" office:value="13" calcext:value-type="float">
            <text:p>1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144684" calcext:value-type="float">
            <text:p>1144684</text:p>
          </table:table-cell>
          <table:table-cell table:style-name="ce43" office:value-type="string" calcext:value-type="string">
            <text:p>ANA KAROLINY TEIXEIRA DA COST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666691" calcext:value-type="float">
            <text:p>2666691</text:p>
          </table:table-cell>
          <table:table-cell table:style-name="ce43" office:value-type="string" calcext:value-type="string">
            <text:p>ANDERSON CARLOS DOS SANTOS BARBOS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287" calcext:value-type="float">
            <text:p>1815287</text:p>
          </table:table-cell>
          <table:table-cell table:style-name="ce43" office:value-type="string" calcext:value-type="string">
            <text:p>ANDRÉ INOCÊNCIO</text:p>
          </table:table-cell>
          <table:table-cell table:style-name="ce43" office:value-type="float" office:value="24" calcext:value-type="float">
            <text:p>24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829" calcext:value-type="float">
            <text:p>1815829</text:p>
          </table:table-cell>
          <table:table-cell table:style-name="ce43" office:value-type="string" calcext:value-type="string">
            <text:p>ANDREIA SOUZA SHINZATO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449825" calcext:value-type="float">
            <text:p>2449825</text:p>
          </table:table-cell>
          <table:table-cell table:style-name="ce43" office:value-type="string" calcext:value-type="string">
            <text:p>ANNA KATIA BRIZOLA BONACINA</text:p>
          </table:table-cell>
          <table:table-cell table:style-name="ce43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2219" calcext:value-type="float">
            <text:p>1812219</text:p>
          </table:table-cell>
          <table:table-cell table:style-name="ce43" office:value-type="string" calcext:value-type="string">
            <text:p>ANTONIA ALAIR MAYA</text:p>
          </table:table-cell>
          <table:table-cell table:style-name="ce43" office:value-type="float" office:value="10" calcext:value-type="float">
            <text:p>1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759" calcext:value-type="float">
            <text:p>1811759</text:p>
          </table:table-cell>
          <table:table-cell table:style-name="ce43" office:value-type="string" calcext:value-type="string">
            <text:p>BABINTON LUIS PATIAS TREIN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262" calcext:value-type="float">
            <text:p>1810262</text:p>
          </table:table-cell>
          <table:table-cell table:style-name="ce43" office:value-type="string" calcext:value-type="string">
            <text:p>BRUNO AUGUSTO DA SILVA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058571" calcext:value-type="float">
            <text:p>2058571</text:p>
          </table:table-cell>
          <table:table-cell table:style-name="ce43" office:value-type="string" calcext:value-type="string">
            <text:p>CAMILA CARVALHO FACA</text:p>
          </table:table-cell>
          <table:table-cell table:style-name="ce43" office:value-type="float" office:value="18" calcext:value-type="float">
            <text:p>1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767" calcext:value-type="float">
            <text:p>1809767</text:p>
          </table:table-cell>
          <table:table-cell table:style-name="ce43" office:value-type="string" calcext:value-type="string">
            <text:p>CAROLINA DUARTE FIGUEIRA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980" calcext:value-type="float">
            <text:p>1810980</text:p>
          </table:table-cell>
          <table:table-cell table:style-name="ce43" office:value-type="string" calcext:value-type="string">
            <text:p>CÉLIO FRANCA DE LEMOS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898" calcext:value-type="float">
            <text:p>1809898</text:p>
          </table:table-cell>
          <table:table-cell table:style-name="ce43" office:value-type="string" calcext:value-type="string">
            <text:p>CLEBER ROGERIO DE SÁ NOVAIS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058853" calcext:value-type="float">
            <text:p>2058853</text:p>
          </table:table-cell>
          <table:table-cell table:style-name="ce43" office:value-type="string" calcext:value-type="string">
            <text:p>CLEDISON JOSÉ GONCALVES</text:p>
          </table:table-cell>
          <table:table-cell table:style-name="ce43" office:value-type="float" office:value="24" calcext:value-type="float">
            <text:p>24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317" calcext:value-type="float">
            <text:p>1811317</text:p>
          </table:table-cell>
          <table:table-cell table:style-name="ce43" office:value-type="string" calcext:value-type="string">
            <text:p>DANIEL BETIO SOARES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412731" calcext:value-type="float">
            <text:p>1412731</text:p>
          </table:table-cell>
          <table:table-cell table:style-name="ce43" office:value-type="string" calcext:value-type="string">
            <text:p>DANIEL RIBEIRO LATA</text:p>
          </table:table-cell>
          <table:table-cell table:style-name="ce43" office:value-type="float" office:value="26" calcext:value-type="float">
            <text:p>26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635" calcext:value-type="float">
            <text:p>1816635</text:p>
          </table:table-cell>
          <table:table-cell table:style-name="ce43" office:value-type="string" calcext:value-type="string">
            <text:p>DANIELI ZUNTINI VISCARDI</text:p>
          </table:table-cell>
          <table:table-cell table:style-name="ce43" office:value-type="float" office:value="30" calcext:value-type="float">
            <text:p>3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058549" calcext:value-type="float">
            <text:p>2058549</text:p>
          </table:table-cell>
          <table:table-cell table:style-name="ce43" office:value-type="string" calcext:value-type="string">
            <text:p>DANIELLE KRUMMENACHER DE MEDEIROS LACHI</text:p>
          </table:table-cell>
          <table:table-cell table:style-name="ce43" office:value-type="float" office:value="18" calcext:value-type="float">
            <text:p>1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376670" calcext:value-type="float">
            <text:p>1376670</text:p>
          </table:table-cell>
          <table:table-cell table:style-name="ce43" office:value-type="string" calcext:value-type="string">
            <text:p>DAVI AUGUSTO FERNANDES DE SOUZA</text:p>
          </table:table-cell>
          <table:table-cell table:style-name="ce43" office:value-type="float" office:value="13" calcext:value-type="float">
            <text:p>1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842" calcext:value-type="float">
            <text:p>1809842</text:p>
          </table:table-cell>
          <table:table-cell table:style-name="ce43" office:value-type="string" calcext:value-type="string">
            <text:p>ELIANA PAULA MORALE ZORZAN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801559" calcext:value-type="float">
            <text:p>2801559</text:p>
          </table:table-cell>
          <table:table-cell table:style-name="ce43" office:value-type="string" calcext:value-type="string">
            <text:p>ELIANE DO NASCIMENTO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573" calcext:value-type="float">
            <text:p>1809573</text:p>
          </table:table-cell>
          <table:table-cell table:style-name="ce43" office:value-type="string" calcext:value-type="string">
            <text:p>ELISANGELA DE FREITAS MARQUES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878" calcext:value-type="float">
            <text:p>1815878</text:p>
          </table:table-cell>
          <table:table-cell table:style-name="ce43" office:value-type="string" calcext:value-type="string">
            <text:p>ELIZABETE MARIA DOS SANTOS</text:p>
          </table:table-cell>
          <table:table-cell table:style-name="ce43" office:value-type="float" office:value="25" calcext:value-type="float">
            <text:p>2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078384" calcext:value-type="float">
            <text:p>1078384</text:p>
          </table:table-cell>
          <table:table-cell table:style-name="ce43" office:value-type="string" calcext:value-type="string">
            <text:p>ELTON DANILO BENITEZ ESTIGARRIBIA</text:p>
          </table:table-cell>
          <table:table-cell table:style-name="ce43" office:value-type="float" office:value="13" calcext:value-type="float">
            <text:p>1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304" calcext:value-type="float">
            <text:p>1811304</text:p>
          </table:table-cell>
          <table:table-cell table:style-name="ce43" office:value-type="string" calcext:value-type="string">
            <text:p>ELTON SERVILHA DOS SANTOS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863" calcext:value-type="float">
            <text:p>1810863</text:p>
          </table:table-cell>
          <table:table-cell table:style-name="ce43" office:value-type="string" calcext:value-type="string">
            <text:p>EUDES LUÍS NOGUEIRA FARIA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060069" calcext:value-type="float">
            <text:p>2060069</text:p>
          </table:table-cell>
          <table:table-cell table:style-name="ce43" office:value-type="string" calcext:value-type="string">
            <text:p>FABIO FERNANDO VIEIRA DA SILVA</text:p>
          </table:table-cell>
          <table:table-cell table:style-name="ce43" office:value-type="float" office:value="30" calcext:value-type="float">
            <text:p>3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2269" calcext:value-type="float">
            <text:p>1812269</text:p>
          </table:table-cell>
          <table:table-cell table:style-name="ce43" office:value-type="string" calcext:value-type="string">
            <text:p>FÁBIO RODRIGUES DE SOUZA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753523" calcext:value-type="float">
            <text:p>1753523</text:p>
          </table:table-cell>
          <table:table-cell table:style-name="ce43" office:value-type="string" calcext:value-type="string">
            <text:p>FERNANDA RAMOS LANGA</text:p>
          </table:table-cell>
          <table:table-cell table:style-name="ce43" office:value-type="float" office:value="18" calcext:value-type="float">
            <text:p>1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966185" calcext:value-type="float">
            <text:p>2966185</text:p>
          </table:table-cell>
          <table:table-cell table:style-name="ce43" office:value-type="string" calcext:value-type="string">
            <text:p>FERNANDO CEZAR LISIK GALVÃO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1" office:value-type="float" office:value="1810860" calcext:value-type="float">
            <text:p>1810860</text:p>
          </table:table-cell>
          <table:table-cell table:style-name="ce41" office:value-type="string" calcext:value-type="string">
            <text:p>FERNANDO SOARES DA SILVA</text:p>
          </table:table-cell>
          <table:table-cell table:style-name="ce41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058464" calcext:value-type="float">
            <text:p>2058464</text:p>
          </table:table-cell>
          <table:table-cell table:style-name="ce43" office:value-type="string" calcext:value-type="string">
            <text:p>FRANCIELI MARIA PAZDIORA KLEIN</text:p>
          </table:table-cell>
          <table:table-cell table:style-name="ce43" office:value-type="float" office:value="17" calcext:value-type="float">
            <text:p>17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4172" calcext:value-type="float">
            <text:p>1814172</text:p>
          </table:table-cell>
          <table:table-cell table:style-name="ce43" office:value-type="string" calcext:value-type="string">
            <text:p>GELIANE CRISTINA RODRIGUES DA SILVA RAIDAN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746" calcext:value-type="float">
            <text:p>1810746</text:p>
          </table:table-cell>
          <table:table-cell table:style-name="ce43" office:value-type="string" calcext:value-type="string">
            <text:p>GILSON FERREIRA SANDIM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546891" calcext:value-type="float">
            <text:p>2546891</text:p>
          </table:table-cell>
          <table:table-cell table:style-name="ce43" office:value-type="string" calcext:value-type="string">
            <text:p>GISELE DE SOUZA ASSUNPÇÃO SALMAZO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968" calcext:value-type="float">
            <text:p>1810968</text:p>
          </table:table-cell>
          <table:table-cell table:style-name="ce43" office:value-type="string" calcext:value-type="string">
            <text:p>HAROLDO RODRIGUES GONCALVES</text:p>
          </table:table-cell>
          <table:table-cell table:style-name="ce43" office:value-type="float" office:value="6" calcext:value-type="float">
            <text:p>6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336260" calcext:value-type="float">
            <text:p>2336260</text:p>
          </table:table-cell>
          <table:table-cell table:style-name="ce43" office:value-type="string" calcext:value-type="string">
            <text:p>HÉLIO CRUZ DE OLIVEIRA</text:p>
          </table:table-cell>
          <table:table-cell table:style-name="ce43" office:value-type="float" office:value="23" calcext:value-type="float">
            <text:p>2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928455" calcext:value-type="float">
            <text:p>1928455</text:p>
          </table:table-cell>
          <table:table-cell table:style-name="ce43" office:value-type="string" calcext:value-type="string">
            <text:p>HÉLIO TOSHIAKI HANIU</text:p>
          </table:table-cell>
          <table:table-cell table:style-name="ce43" office:value-type="float" office:value="9" calcext:value-type="float">
            <text:p>9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3811219" calcext:value-type="float">
            <text:p>3811219</text:p>
          </table:table-cell>
          <table:table-cell table:style-name="ce43" office:value-type="string" calcext:value-type="string">
            <text:p>HEVELYM SILVA DE OLIVEIRA</text:p>
          </table:table-cell>
          <table:table-cell table:style-name="ce43" office:value-type="float" office:value="28" calcext:value-type="float">
            <text:p>2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790" calcext:value-type="float">
            <text:p>1815790</text:p>
          </table:table-cell>
          <table:table-cell table:style-name="ce43" office:value-type="string" calcext:value-type="string">
            <text:p>IVONETE MARTINS DE OLIVEIRA</text:p>
          </table:table-cell>
          <table:table-cell table:style-name="ce43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730" calcext:value-type="float">
            <text:p>1809730</text:p>
          </table:table-cell>
          <table:table-cell table:style-name="ce43" office:value-type="string" calcext:value-type="string">
            <text:p>JAQUELINE DE ANDRADE MACIEL ARAÚJO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267" calcext:value-type="float">
            <text:p>1810267</text:p>
          </table:table-cell>
          <table:table-cell table:style-name="ce43" office:value-type="string" calcext:value-type="string">
            <text:p>JEAN WILSON MOTA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1" office:value-type="float" office:value="3149308" calcext:value-type="float">
            <text:p>3149308</text:p>
          </table:table-cell>
          <table:table-cell table:style-name="ce41" office:value-type="string" calcext:value-type="string">
            <text:p>JÉSSICA MAURINO DOS SANTOS</text:p>
          </table:table-cell>
          <table:table-cell table:style-name="ce41" office:value-type="float" office:value="27" calcext:value-type="float">
            <text:p>27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728" calcext:value-type="float">
            <text:p>1809728</text:p>
          </table:table-cell>
          <table:table-cell table:style-name="ce43" office:value-type="string" calcext:value-type="string">
            <text:p>JOICE MICHELI BENITES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922212" calcext:value-type="float">
            <text:p>1922212</text:p>
          </table:table-cell>
          <table:table-cell table:style-name="ce43" office:value-type="string" calcext:value-type="string">
            <text:p>JOSÉ ROBERTO DE SOUZA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594" calcext:value-type="float">
            <text:p>1809594</text:p>
          </table:table-cell>
          <table:table-cell table:style-name="ce43" office:value-type="string" calcext:value-type="string">
            <text:p>JUGURTA BENEDITO BORGES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042009" calcext:value-type="float">
            <text:p>1042009</text:p>
          </table:table-cell>
          <table:table-cell table:style-name="ce43" office:value-type="string" calcext:value-type="string">
            <text:p>JULIANA COTE DA COSTA</text:p>
          </table:table-cell>
          <table:table-cell table:style-name="ce43" office:value-type="float" office:value="25" calcext:value-type="float">
            <text:p>2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285" calcext:value-type="float">
            <text:p>1815285</text:p>
          </table:table-cell>
          <table:table-cell table:style-name="ce43" office:value-type="string" calcext:value-type="string">
            <text:p>JULIANA RIBEIRO</text:p>
          </table:table-cell>
          <table:table-cell table:style-name="ce43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892" calcext:value-type="float">
            <text:p>1810892</text:p>
          </table:table-cell>
          <table:table-cell table:style-name="ce43" office:value-type="string" calcext:value-type="string">
            <text:p>KISSARA JAMAICA BORCK GARCIA BORGES</text:p>
          </table:table-cell>
          <table:table-cell table:style-name="ce43" office:value-type="float" office:value="10" calcext:value-type="float">
            <text:p>1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20001" calcext:value-type="float">
            <text:p>1820001</text:p>
          </table:table-cell>
          <table:table-cell table:style-name="ce43" office:value-type="string" calcext:value-type="string">
            <text:p>LEIDIANE SOUZA DUTRA PICCOLI</text:p>
          </table:table-cell>
          <table:table-cell table:style-name="ce43" office:value-type="float" office:value="14" calcext:value-type="float">
            <text:p>14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3496646" calcext:value-type="float">
            <text:p>3496646</text:p>
          </table:table-cell>
          <table:table-cell table:style-name="ce43" office:value-type="string" calcext:value-type="string">
            <text:p>LUIZ FERNANDO STOPA ARCÊNIO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056023" calcext:value-type="float">
            <text:p>2056023</text:p>
          </table:table-cell>
          <table:table-cell table:style-name="ce43" office:value-type="string" calcext:value-type="string">
            <text:p>LUIZ MARIO DE ARRUDA JÚNIOR</text:p>
          </table:table-cell>
          <table:table-cell table:style-name="ce43" office:value-type="float" office:value="10" calcext:value-type="float">
            <text:p>1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214" calcext:value-type="float">
            <text:p>1816214</text:p>
          </table:table-cell>
          <table:table-cell table:style-name="ce43" office:value-type="string" calcext:value-type="string">
            <text:p>LUZIA NOVAES DE SOUZA COSTA</text:p>
          </table:table-cell>
          <table:table-cell table:style-name="ce43" office:value-type="float" office:value="29" calcext:value-type="float">
            <text:p>29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3834" calcext:value-type="float">
            <text:p>1813834</text:p>
          </table:table-cell>
          <table:table-cell table:style-name="ce43" office:value-type="string" calcext:value-type="string">
            <text:p>MANFREDO RODE JÚNIOR</text:p>
          </table:table-cell>
          <table:table-cell table:style-name="ce43" office:value-type="float" office:value="9" calcext:value-type="float">
            <text:p>9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853" calcext:value-type="float">
            <text:p>1815853</text:p>
          </table:table-cell>
          <table:table-cell table:style-name="ce43" office:value-type="string" calcext:value-type="string">
            <text:p>MÁRCIA REJANE ROSA EUGÊNIO</text:p>
          </table:table-cell>
          <table:table-cell table:style-name="ce43" office:value-type="float" office:value="20" calcext:value-type="float">
            <text:p>2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785623" calcext:value-type="float">
            <text:p>2785623</text:p>
          </table:table-cell>
          <table:table-cell table:style-name="ce43" office:value-type="string" calcext:value-type="string">
            <text:p>MARCOS ANTÔNIO DA SILV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332" calcext:value-type="float">
            <text:p>1811332</text:p>
          </table:table-cell>
          <table:table-cell table:style-name="ce43" office:value-type="string" calcext:value-type="string">
            <text:p>MARELITA DE ARAÚJO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288" calcext:value-type="float">
            <text:p>1815288</text:p>
          </table:table-cell>
          <table:table-cell table:style-name="ce43" office:value-type="string" calcext:value-type="string">
            <text:p>MARIA ELIZABETE PEREIRA DA ROSA OLIVEIRA</text:p>
          </table:table-cell>
          <table:table-cell table:style-name="ce43" office:value-type="float" office:value="20" calcext:value-type="float">
            <text:p>2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7960" calcext:value-type="float">
            <text:p>1817960</text:p>
          </table:table-cell>
          <table:table-cell table:style-name="ce43" office:value-type="string" calcext:value-type="string">
            <text:p>MARIA MADALENA CÁCERES</text:p>
          </table:table-cell>
          <table:table-cell table:style-name="ce43" office:value-type="float" office:value="29" calcext:value-type="float">
            <text:p>29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810" calcext:value-type="float">
            <text:p>1815810</text:p>
          </table:table-cell>
          <table:table-cell table:style-name="ce43" office:value-type="string" calcext:value-type="string">
            <text:p>MARIA MERCEDES DE JESUS DA SILVA</text:p>
          </table:table-cell>
          <table:table-cell table:style-name="ce43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801475" calcext:value-type="float">
            <text:p>2801475</text:p>
          </table:table-cell>
          <table:table-cell table:style-name="ce43" office:value-type="string" calcext:value-type="string">
            <text:p>MARIA MICHELLE TEIXEIRA DA MATTA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342" calcext:value-type="float">
            <text:p>1811342</text:p>
          </table:table-cell>
          <table:table-cell table:style-name="ce43" office:value-type="string" calcext:value-type="string">
            <text:p>MARIA NEUCI TOLEDO</text:p>
          </table:table-cell>
          <table:table-cell table:style-name="ce43" office:value-type="float" office:value="10" calcext:value-type="float">
            <text:p>1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944" calcext:value-type="float">
            <text:p>1815944</text:p>
          </table:table-cell>
          <table:table-cell table:style-name="ce43" office:value-type="string" calcext:value-type="string">
            <text:p>MARIA SUELI DA SILVA CORREIA</text:p>
          </table:table-cell>
          <table:table-cell table:style-name="ce43" office:value-type="float" office:value="20" calcext:value-type="float">
            <text:p>2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8843" calcext:value-type="float">
            <text:p>1808843</text:p>
          </table:table-cell>
          <table:table-cell table:style-name="ce43" office:value-type="string" calcext:value-type="string">
            <text:p>MARILZA CHAVES DA ROCH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871" calcext:value-type="float">
            <text:p>1815871</text:p>
          </table:table-cell>
          <table:table-cell table:style-name="ce43" office:value-type="string" calcext:value-type="string">
            <text:p>MARISTELA FABRO</text:p>
          </table:table-cell>
          <table:table-cell table:style-name="ce43" office:value-type="float" office:value="20" calcext:value-type="float">
            <text:p>2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273" calcext:value-type="float">
            <text:p>1811273</text:p>
          </table:table-cell>
          <table:table-cell table:style-name="ce43" office:value-type="string" calcext:value-type="string">
            <text:p>MARTA SALVADORA COLMAN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783" calcext:value-type="float">
            <text:p>1810783</text:p>
          </table:table-cell>
          <table:table-cell table:style-name="ce43" office:value-type="string" calcext:value-type="string">
            <text:p>MARTHA ILENE LIMA NUNES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666772" calcext:value-type="float">
            <text:p>2666772</text:p>
          </table:table-cell>
          <table:table-cell table:style-name="ce43" office:value-type="string" calcext:value-type="string">
            <text:p>MAURO ROBERTO DA CUNHA JÚNIOR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769" calcext:value-type="float">
            <text:p>1811769</text:p>
          </table:table-cell>
          <table:table-cell table:style-name="ce43" office:value-type="string" calcext:value-type="string">
            <text:p>MICHELA WALEVEIN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923" calcext:value-type="float">
            <text:p>1815923</text:p>
          </table:table-cell>
          <table:table-cell table:style-name="ce43" office:value-type="string" calcext:value-type="string">
            <text:p>MICHELY DUEK SOUZA</text:p>
          </table:table-cell>
          <table:table-cell table:style-name="ce43" office:value-type="float" office:value="20" calcext:value-type="float">
            <text:p>2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646" calcext:value-type="float">
            <text:p>1815646</text:p>
          </table:table-cell>
          <table:table-cell table:style-name="ce43" office:value-type="string" calcext:value-type="string">
            <text:p>NIVALDO VELOZO DA SILVA</text:p>
          </table:table-cell>
          <table:table-cell table:style-name="ce43" office:value-type="float" office:value="24" calcext:value-type="float">
            <text:p>24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918" calcext:value-type="float">
            <text:p>1809918</text:p>
          </table:table-cell>
          <table:table-cell table:style-name="ce43" office:value-type="string" calcext:value-type="string">
            <text:p>PAULO LEMES DA SILV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826920" calcext:value-type="float">
            <text:p>2826920</text:p>
          </table:table-cell>
          <table:table-cell table:style-name="ce43" office:value-type="string" calcext:value-type="string">
            <text:p>PAULO ROBERTO BATISTA</text:p>
          </table:table-cell>
          <table:table-cell table:style-name="ce43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8836" calcext:value-type="float">
            <text:p>1808836</text:p>
          </table:table-cell>
          <table:table-cell table:style-name="ce43" office:value-type="string" calcext:value-type="string">
            <text:p>PAULO ROGERIO OTT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667334" calcext:value-type="float">
            <text:p>2667334</text:p>
          </table:table-cell>
          <table:table-cell table:style-name="ce43" office:value-type="string" calcext:value-type="string">
            <text:p>RAFAEL ALEIXO E SILVA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892" calcext:value-type="float">
            <text:p>1809892</text:p>
          </table:table-cell>
          <table:table-cell table:style-name="ce43" office:value-type="string" calcext:value-type="string">
            <text:p>RAFAEL DE JESUS VAZ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202" calcext:value-type="float">
            <text:p>1816202</text:p>
          </table:table-cell>
          <table:table-cell table:style-name="ce43" office:value-type="string" calcext:value-type="string">
            <text:p>REJANI CRISTINE JOSÉ FAUSTINO</text:p>
          </table:table-cell>
          <table:table-cell table:style-name="ce43" office:value-type="float" office:value="29" calcext:value-type="float">
            <text:p>29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3146198" calcext:value-type="float">
            <text:p>3146198</text:p>
          </table:table-cell>
          <table:table-cell table:style-name="ce43" office:value-type="string" calcext:value-type="string">
            <text:p>RENATA CAMILA FEITOSA CORADINI</text:p>
          </table:table-cell>
          <table:table-cell table:style-name="ce43" office:value-type="float" office:value="6" calcext:value-type="float">
            <text:p>6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918996" calcext:value-type="float">
            <text:p>1918996</text:p>
          </table:table-cell>
          <table:table-cell table:style-name="ce43" office:value-type="string" calcext:value-type="string">
            <text:p>RENATO FABIANO CINTR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600" calcext:value-type="float">
            <text:p>1809600</text:p>
          </table:table-cell>
          <table:table-cell table:style-name="ce43" office:value-type="string" calcext:value-type="string">
            <text:p>ROBERTO CARLOS BICCIGO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929754" calcext:value-type="float">
            <text:p>1929754</text:p>
          </table:table-cell>
          <table:table-cell table:style-name="ce43" office:value-type="string" calcext:value-type="string">
            <text:p>ROBERTO WAGNER BARROS BEZERRA LOPES</text:p>
          </table:table-cell>
          <table:table-cell table:style-name="ce43" office:value-type="float" office:value="23" calcext:value-type="float">
            <text:p>2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352" calcext:value-type="float">
            <text:p>1810352</text:p>
          </table:table-cell>
          <table:table-cell table:style-name="ce43" office:value-type="string" calcext:value-type="string">
            <text:p>RODRIGO MIYASAKI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8870" calcext:value-type="float">
            <text:p>1808870</text:p>
          </table:table-cell>
          <table:table-cell table:style-name="ce43" office:value-type="string" calcext:value-type="string">
            <text:p>ROSIMARIA DA SILVA RAMOS TELES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857" calcext:value-type="float">
            <text:p>1809857</text:p>
          </table:table-cell>
          <table:table-cell table:style-name="ce43" office:value-type="string" calcext:value-type="string">
            <text:p>SANDRA MARIA GOMES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159" calcext:value-type="float">
            <text:p>1811159</text:p>
          </table:table-cell>
          <table:table-cell table:style-name="ce43" office:value-type="string" calcext:value-type="string">
            <text:p>SILMARA HARUMI NOMOTO</text:p>
          </table:table-cell>
          <table:table-cell table:style-name="ce43" office:value-type="float" office:value="9" calcext:value-type="float">
            <text:p>9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304" calcext:value-type="float">
            <text:p>1810304</text:p>
          </table:table-cell>
          <table:table-cell table:style-name="ce43" office:value-type="string" calcext:value-type="string">
            <text:p>SIMONE ALVES ROCHA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887" calcext:value-type="float">
            <text:p>1815887</text:p>
          </table:table-cell>
          <table:table-cell table:style-name="ce43" office:value-type="string" calcext:value-type="string">
            <text:p>SIMONE DE CARVALHO MARTINS FERRAZ</text:p>
          </table:table-cell>
          <table:table-cell table:style-name="ce43" office:value-type="float" office:value="20" calcext:value-type="float">
            <text:p>2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922" calcext:value-type="float">
            <text:p>1816922</text:p>
          </table:table-cell>
          <table:table-cell table:style-name="ce43" office:value-type="string" calcext:value-type="string">
            <text:p>SIMONE DE SOUZA DOS SANTOS CARVALHO</text:p>
          </table:table-cell>
          <table:table-cell table:style-name="ce43" office:value-type="float" office:value="27" calcext:value-type="float">
            <text:p>27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5845" calcext:value-type="float">
            <text:p>1815845</text:p>
          </table:table-cell>
          <table:table-cell table:style-name="ce43" office:value-type="string" calcext:value-type="string">
            <text:p>SIONE NASCIMENTO NUNES</text:p>
          </table:table-cell>
          <table:table-cell table:style-name="ce43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590" calcext:value-type="float">
            <text:p>1809590</text:p>
          </table:table-cell>
          <table:table-cell table:style-name="ce43" office:value-type="string" calcext:value-type="string">
            <text:p>SOLANGE DE SOUZA MOURA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929225" calcext:value-type="float">
            <text:p>1929225</text:p>
          </table:table-cell>
          <table:table-cell table:style-name="ce43" office:value-type="string" calcext:value-type="string">
            <text:p>SÔNIA MARIA PAJEU SAMPAIO</text:p>
          </table:table-cell>
          <table:table-cell table:style-name="ce43" office:value-type="float" office:value="23" calcext:value-type="float">
            <text:p>2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1233" calcext:value-type="float">
            <text:p>1811233</text:p>
          </table:table-cell>
          <table:table-cell table:style-name="ce43" office:value-type="string" calcext:value-type="string">
            <text:p>SUELI TEREZINHA MILITÃO</text:p>
          </table:table-cell>
          <table:table-cell table:style-name="ce43" office:value-type="float" office:value="9" calcext:value-type="float">
            <text:p>9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019" calcext:value-type="float">
            <text:p>1816019</text:p>
          </table:table-cell>
          <table:table-cell table:style-name="ce43" office:value-type="string" calcext:value-type="string">
            <text:p>TÂNIA MARA DE OLIVEIRA LIMA</text:p>
          </table:table-cell>
          <table:table-cell table:style-name="ce43" office:value-type="float" office:value="27" calcext:value-type="float">
            <text:p>27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0245" calcext:value-type="float">
            <text:p>1810245</text:p>
          </table:table-cell>
          <table:table-cell table:style-name="ce43" office:value-type="string" calcext:value-type="string">
            <text:p>THAISA PASE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40" office:value-type="string" calcext:value-type="string">
            <text:p>2564775</text:p>
          </table:table-cell>
          <table:table-cell table:style-name="ce43" office:value-type="string" calcext:value-type="string">
            <text:p>THIAGO AUGUSTO SILVA REIS</text:p>
          </table:table-cell>
          <table:table-cell table:style-name="ce43" office:value-type="float" office:value="13" calcext:value-type="float">
            <text:p>1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633" calcext:value-type="float">
            <text:p>1809633</text:p>
          </table:table-cell>
          <table:table-cell table:style-name="ce43" office:value-type="string" calcext:value-type="string">
            <text:p>TULIO CESAR GONÇALVES PIRES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2802907" calcext:value-type="float">
            <text:p>2802907</text:p>
          </table:table-cell>
          <table:table-cell table:style-name="ce43" office:value-type="string" calcext:value-type="string">
            <text:p>VERA MÁRCIA DE SOUZA DINIZZ OLIVEIRA</text:p>
          </table:table-cell>
          <table:table-cell table:style-name="ce43" office:value-type="float" office:value="9" calcext:value-type="float">
            <text:p>9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09641" calcext:value-type="float">
            <text:p>1809641</text:p>
          </table:table-cell>
          <table:table-cell table:style-name="ce43" office:value-type="string" calcext:value-type="string">
            <text:p>WAGNER MACHADO DE OLIVEIRA</text:p>
          </table:table-cell>
          <table:table-cell table:style-name="ce43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38" office:value-type="float" office:value="1816238" calcext:value-type="float">
            <text:p>1816238</text:p>
          </table:table-cell>
          <table:table-cell table:style-name="ce43" office:value-type="string" calcext:value-type="string">
            <text:p>WILLSEF OSMAR ZARSKE BARBOSA</text:p>
          </table:table-cell>
          <table:table-cell table:style-name="ce43" office:value-type="float" office:value="30" calcext:value-type="float">
            <text:p>3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6380"/>
        </table:table-row>
        <table:table-row table:style-name="ro1" table:number-rows-repeated="10479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3:48:38.4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5T07:21:59.402000000</meta:creation-date>
    <dc:date>2025-06-05T12:46:16.162000000</dc:date>
    <meta:editing-duration>PT27M53S</meta:editing-duration>
    <meta:editing-cycles>4</meta:editing-cycles>
    <meta:generator>LibreOffice/24.8.6.2$Windows_X86_64 LibreOffice_project/6d98ba145e9a8a39fc57bcc76981d1fb1316c60c</meta:generator>
    <meta:document-statistic meta:table-count="1" meta:cell-count="2688" meta:object-count="0"/>
  </office:meta>
</office:document-meta>
</file>